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8-363">
            <text:p>Ta-P8-363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3781.5">
            <text:p>13781.5</text:p>
          </table:table-cell>
          <table:table-cell office:value-type="float" office:value="35.0">
            <text:p>35.0</text:p>
          </table:table-cell>
          <table:table-cell office:value-type="string" office:value="Porites_sp.">
            <text:p>Porites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6.347548126478586">
            <text:p>-46.347548126478586</text:p>
          </table:table-cell>
          <table:table-cell office:value-type="float" office:value="34.81800135352141">
            <text:p>34.81800135352141</text:p>
          </table:table-cell>
          <table:table-cell office:value-type="float" office:value="34.81800135352141">
            <text:p>34.81800135352141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9-200">
            <text:p>Ta-P9-200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1666666666668">
            <text:p>-149.51666666666668</text:p>
          </table:table-cell>
          <table:table-cell office:value-type="float" office:value="10921.4">
            <text:p>10921.4</text:p>
          </table:table-cell>
          <table:table-cell office:value-type="float" office:value="114.7">
            <text:p>114.7</text:p>
          </table:table-cell>
          <table:table-cell office:value-type="string" office:value="Acropora_sp.">
            <text:p>Acropora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8.424778516341085">
            <text:p>-38.424778516341085</text:p>
          </table:table-cell>
          <table:table-cell office:value-type="float" office:value="11.498814703658915">
            <text:p>11.498814703658915</text:p>
          </table:table-cell>
          <table:table-cell office:value-type="float" office:value="11.498814703658915">
            <text:p>11.498814703658915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9-200_2">
            <text:p>Ta-P9-200_2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1666666666668">
            <text:p>-149.51666666666668</text:p>
          </table:table-cell>
          <table:table-cell office:value-type="float" office:value="10825.2">
            <text:p>10825.2</text:p>
          </table:table-cell>
          <table:table-cell office:value-type="float" office:value="15.2">
            <text:p>15.2</text:p>
          </table:table-cell>
          <table:table-cell office:value-type="string" office:value="Acropora_sp.">
            <text:p>Acropora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8.5504829322807">
            <text:p>-38.5504829322807</text:p>
          </table:table-cell>
          <table:table-cell office:value-type="float" office:value="11.5019484977193">
            <text:p>11.5019484977193</text:p>
          </table:table-cell>
          <table:table-cell office:value-type="float" office:value="11.5019484977193">
            <text:p>11.5019484977193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6A-5R-1W_4-18">
            <text:p>310-M0026A-5R-1W_4-18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751.1">
            <text:p>14751.1</text:p>
          </table:table-cell>
          <table:table-cell office:value-type="float" office:value="11.7">
            <text:p>11.7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5.25361753995762">
            <text:p>-75.25361753995762</text:p>
          </table:table-cell>
          <table:table-cell office:value-type="float" office:value="34.82104496004239">
            <text:p>34.82104496004239</text:p>
          </table:table-cell>
          <table:table-cell office:value-type="float" office:value="34.82104496004239">
            <text:p>34.82104496004239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8-372">
            <text:p>Ta-P8-372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3954.3">
            <text:p>13954.3</text:p>
          </table:table-cell>
          <table:table-cell office:value-type="float" office:value="31.7">
            <text:p>31.7</text:p>
          </table:table-cell>
          <table:table-cell office:value-type="string" office:value="Acropora_sp.">
            <text:p>Acropora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1.82526514921688">
            <text:p>-71.82526514921688</text:p>
          </table:table-cell>
          <table:table-cell office:value-type="float" office:value="11.588431010783129">
            <text:p>11.588431010783129</text:p>
          </table:table-cell>
          <table:table-cell office:value-type="float" office:value="11.588431010783129">
            <text:p>11.588431010783129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6A-5R-1W_117-127">
            <text:p>310-M0026A-5R-1W_117-127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898.6">
            <text:p>14898.6</text:p>
          </table:table-cell>
          <table:table-cell office:value-type="float" office:value="17.1">
            <text:p>17.1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6.28723673072454">
            <text:p>-76.28723673072454</text:p>
          </table:table-cell>
          <table:table-cell office:value-type="float" office:value="34.84317366927545">
            <text:p>34.84317366927545</text:p>
          </table:table-cell>
          <table:table-cell office:value-type="float" office:value="34.84317366927545">
            <text:p>34.84317366927545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5B-9R-2W_60-70">
            <text:p>310-M0025B-9R-2W_60-70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842.6">
            <text:p>14842.6</text:p>
          </table:table-cell>
          <table:table-cell office:value-type="float" office:value="16.9">
            <text:p>16.9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5.28878760689344">
            <text:p>-75.28878760689344</text:p>
          </table:table-cell>
          <table:table-cell office:value-type="float" office:value="34.85842449310656">
            <text:p>34.85842449310656</text:p>
          </table:table-cell>
          <table:table-cell office:value-type="float" office:value="34.85842449310656">
            <text:p>34.85842449310656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8-369">
            <text:p>Ta-P8-369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3831.7">
            <text:p>13831.7</text:p>
          </table:table-cell>
          <table:table-cell office:value-type="float" office:value="16.7">
            <text:p>16.7</text:p>
          </table:table-cell>
          <table:table-cell office:value-type="string" office:value="Porites_sp.">
            <text:p>Porites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9.02057751504721">
            <text:p>-49.02057751504721</text:p>
          </table:table-cell>
          <table:table-cell office:value-type="float" office:value="34.82991374495279">
            <text:p>34.82991374495279</text:p>
          </table:table-cell>
          <table:table-cell office:value-type="float" office:value="34.82991374495279">
            <text:p>34.82991374495279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8-365">
            <text:p>Ta-P8-365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3746.3">
            <text:p>13746.3</text:p>
          </table:table-cell>
          <table:table-cell office:value-type="float" office:value="34.8">
            <text:p>34.8</text:p>
          </table:table-cell>
          <table:table-cell office:value-type="string" office:value="Porites_sp.">
            <text:p>Porites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7.88052469808013">
            <text:p>-47.88052469808013</text:p>
          </table:table-cell>
          <table:table-cell office:value-type="float" office:value="34.79558494191988">
            <text:p>34.79558494191988</text:p>
          </table:table-cell>
          <table:table-cell office:value-type="float" office:value="34.79558494191988">
            <text:p>34.79558494191988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8-362">
            <text:p>Ta-P8-362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3768.8">
            <text:p>13768.8</text:p>
          </table:table-cell>
          <table:table-cell office:value-type="float" office:value="24.8">
            <text:p>24.8</text:p>
          </table:table-cell>
          <table:table-cell office:value-type="string" office:value="Porites_sp.">
            <text:p>Porites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6.66326476084052">
            <text:p>-46.66326476084052</text:p>
          </table:table-cell>
          <table:table-cell office:value-type="float" office:value="34.80608959915948">
            <text:p>34.80608959915948</text:p>
          </table:table-cell>
          <table:table-cell office:value-type="float" office:value="34.80608959915948">
            <text:p>34.80608959915948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3A-11R-1W_22-31">
            <text:p>310-M0023A-11R-1W_22-31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3505.4">
            <text:p>13505.4</text:p>
          </table:table-cell>
          <table:table-cell office:value-type="float" office:value="11.9">
            <text:p>11.9</text:p>
          </table:table-cell>
          <table:table-cell office:value-type="string" office:value="Pocillopora_sp._(robust_branching)">
            <text:p>Pocillopora_sp._(robust_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2.01802677654">
            <text:p>-32.01802677654</text:p>
          </table:table-cell>
          <table:table-cell office:value-type="float" office:value="49.83036550346">
            <text:p>49.83036550346</text:p>
          </table:table-cell>
          <table:table-cell office:value-type="float" office:value="49.83036550346">
            <text:p>49.83036550346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8-359">
            <text:p>Ta-P8-359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3818.6">
            <text:p>13818.6</text:p>
          </table:table-cell>
          <table:table-cell office:value-type="float" office:value="25.4">
            <text:p>25.4</text:p>
          </table:table-cell>
          <table:table-cell office:value-type="string" office:value="Porites_sp.">
            <text:p>Porites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6.43437775968818">
            <text:p>-46.43437775968818</text:p>
          </table:table-cell>
          <table:table-cell office:value-type="float" office:value="34.82003339031181">
            <text:p>34.82003339031181</text:p>
          </table:table-cell>
          <table:table-cell office:value-type="float" office:value="34.82003339031181">
            <text:p>34.82003339031181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8-354">
            <text:p>Ta-P8-354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3388.1">
            <text:p>13388.1</text:p>
          </table:table-cell>
          <table:table-cell office:value-type="float" office:value="75.4">
            <text:p>75.4</text:p>
          </table:table-cell>
          <table:table-cell office:value-type="string" office:value="Porites_sp.">
            <text:p>Porites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4.36907040659414">
            <text:p>-44.36907040659414</text:p>
          </table:table-cell>
          <table:table-cell office:value-type="float" office:value="34.81449277340585">
            <text:p>34.81449277340585</text:p>
          </table:table-cell>
          <table:table-cell office:value-type="float" office:value="34.81449277340585">
            <text:p>34.81449277340585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8-353">
            <text:p>Ta-P8-353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3424.6">
            <text:p>13424.6</text:p>
          </table:table-cell>
          <table:table-cell office:value-type="float" office:value="24.6">
            <text:p>24.6</text:p>
          </table:table-cell>
          <table:table-cell office:value-type="string" office:value="Porites_sp.">
            <text:p>Porites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4.17537533266537">
            <text:p>-44.17537533266537</text:p>
          </table:table-cell>
          <table:table-cell office:value-type="float" office:value="34.797234817334626">
            <text:p>34.797234817334626</text:p>
          </table:table-cell>
          <table:table-cell office:value-type="float" office:value="34.797234817334626">
            <text:p>34.797234817334626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5B-9R-1W_0-30">
            <text:p>310-M0025B-9R-1W_0-30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780.0">
            <text:p>14780.0</text:p>
          </table:table-cell>
          <table:table-cell office:value-type="float" office:value="28.1">
            <text:p>28.1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3.51304373298348">
            <text:p>-73.51304373298348</text:p>
          </table:table-cell>
          <table:table-cell office:value-type="float" office:value="34.852960767016526">
            <text:p>34.852960767016526</text:p>
          </table:table-cell>
          <table:table-cell office:value-type="float" office:value="34.852960767016526">
            <text:p>34.852960767016526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8-348">
            <text:p>Ta-P8-348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2983.1">
            <text:p>12983.1</text:p>
          </table:table-cell>
          <table:table-cell office:value-type="float" office:value="29.5">
            <text:p>29.5</text:p>
          </table:table-cell>
          <table:table-cell office:value-type="string" office:value="Pocillopora_sp.">
            <text:p>Pocillopora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0.9859397648881">
            <text:p>-20.9859397648881</text:p>
          </table:table-cell>
          <table:table-cell office:value-type="float" office:value="49.8191252751119">
            <text:p>49.8191252751119</text:p>
          </table:table-cell>
          <table:table-cell office:value-type="float" office:value="49.8191252751119">
            <text:p>49.8191252751119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8-338">
            <text:p>Ta-P8-338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2812.2">
            <text:p>12812.2</text:p>
          </table:table-cell>
          <table:table-cell office:value-type="float" office:value="21.3">
            <text:p>21.3</text:p>
          </table:table-cell>
          <table:table-cell office:value-type="string" office:value="Porites_sp._(branching)">
            <text:p>Porites_sp._(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6.063180561631015">
            <text:p>-36.063180561631015</text:p>
          </table:table-cell>
          <table:table-cell office:value-type="float" office:value="34.79317201836899">
            <text:p>34.79317201836899</text:p>
          </table:table-cell>
          <table:table-cell office:value-type="float" office:value="34.79317201836899">
            <text:p>34.79317201836899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8-322">
            <text:p>Ta-P8-322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2542.9">
            <text:p>12542.9</text:p>
          </table:table-cell>
          <table:table-cell office:value-type="float" office:value="35.1">
            <text:p>35.1</text:p>
          </table:table-cell>
          <table:table-cell office:value-type="string" office:value="Porites_sp._(branching)">
            <text:p>Porites_sp._(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4.76013450906524">
            <text:p>-34.76013450906524</text:p>
          </table:table-cell>
          <table:table-cell office:value-type="float" office:value="34.77698598093477">
            <text:p>34.77698598093477</text:p>
          </table:table-cell>
          <table:table-cell office:value-type="float" office:value="34.77698598093477">
            <text:p>34.77698598093477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8-320">
            <text:p>Ta-P8-320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2628.6">
            <text:p>12628.6</text:p>
          </table:table-cell>
          <table:table-cell office:value-type="float" office:value="44.8">
            <text:p>44.8</text:p>
          </table:table-cell>
          <table:table-cell office:value-type="string" office:value="Porites_sp._(branching)">
            <text:p>Porites_sp._(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4.638034595554316">
            <text:p>-34.638034595554316</text:p>
          </table:table-cell>
          <table:table-cell office:value-type="float" office:value="34.77337143444568">
            <text:p>34.77337143444568</text:p>
          </table:table-cell>
          <table:table-cell office:value-type="float" office:value="34.77337143444568">
            <text:p>34.77337143444568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8-319">
            <text:p>Ta-P8-319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2603.9">
            <text:p>12603.9</text:p>
          </table:table-cell>
          <table:table-cell office:value-type="float" office:value="30.4">
            <text:p>30.4</text:p>
          </table:table-cell>
          <table:table-cell office:value-type="string" office:value="Porites_sp.">
            <text:p>Porites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4.555494020791905">
            <text:p>-34.555494020791905</text:p>
          </table:table-cell>
          <table:table-cell office:value-type="float" office:value="34.76333524920809">
            <text:p>34.76333524920809</text:p>
          </table:table-cell>
          <table:table-cell office:value-type="float" office:value="34.76333524920809">
            <text:p>34.76333524920809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8-360">
            <text:p>Ta-P8-360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3867.8">
            <text:p>13867.8</text:p>
          </table:table-cell>
          <table:table-cell office:value-type="float" office:value="130.5">
            <text:p>130.5</text:p>
          </table:table-cell>
          <table:table-cell office:value-type="string" office:value="Porites_sp.">
            <text:p>Porites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6.541628865890225">
            <text:p>-46.541628865890225</text:p>
          </table:table-cell>
          <table:table-cell office:value-type="float" office:value="34.79804144410978">
            <text:p>34.79804144410978</text:p>
          </table:table-cell>
          <table:table-cell office:value-type="float" office:value="34.79804144410978">
            <text:p>34.79804144410978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5B-11R-1W_70-74">
            <text:p>310-M0025B-11R-1W_70-74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5342.8">
            <text:p>15342.8</text:p>
          </table:table-cell>
          <table:table-cell office:value-type="float" office:value="12.7">
            <text:p>12.7</text:p>
          </table:table-cell>
          <table:table-cell office:value-type="string" office:value="Montipora_sp._(encrusting)">
            <text:p>Montipora_sp._(encrust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5.8756552579309">
            <text:p>-65.8756552579309</text:p>
          </table:table-cell>
          <table:table-cell office:value-type="float" office:value="47.021494242069096">
            <text:p>47.021494242069096</text:p>
          </table:table-cell>
          <table:table-cell office:value-type="float" office:value="47.021494242069096">
            <text:p>47.021494242069096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4A-11R-2W_23-38__2">
            <text:p>310-M0024A-11R-2W_23-38__2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5043.0">
            <text:p>15043.0</text:p>
          </table:table-cell>
          <table:table-cell office:value-type="float" office:value="33.1">
            <text:p>33.1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3.53880693598106">
            <text:p>-73.53880693598106</text:p>
          </table:table-cell>
          <table:table-cell office:value-type="float" office:value="34.84829746401894">
            <text:p>34.84829746401894</text:p>
          </table:table-cell>
          <table:table-cell office:value-type="float" office:value="34.84829746401894">
            <text:p>34.84829746401894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4A-4R-1W_137-141">
            <text:p>310-M0024A-4R-1W_137-141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3598.9">
            <text:p>13598.9</text:p>
          </table:table-cell>
          <table:table-cell office:value-type="float" office:value="22.0">
            <text:p>22.0</text:p>
          </table:table-cell>
          <table:table-cell office:value-type="string" office:value="Pocillopora_sp._(branching)">
            <text:p>Pocillopora_sp._(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1.48015599158234">
            <text:p>-41.48015599158234</text:p>
          </table:table-cell>
          <table:table-cell office:value-type="float" office:value="49.84016803841765">
            <text:p>49.84016803841765</text:p>
          </table:table-cell>
          <table:table-cell office:value-type="float" office:value="49.84016803841765">
            <text:p>49.84016803841765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3A-12R-1W_140-145">
            <text:p>310-M0023A-12R-1W_140-145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3770.6">
            <text:p>13770.6</text:p>
          </table:table-cell>
          <table:table-cell office:value-type="float" office:value="11.5">
            <text:p>11.5</text:p>
          </table:table-cell>
          <table:table-cell office:value-type="string" office:value="Leptastrea_spp._(massive)">
            <text:p>Leptastrea_sp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0.27022468030698">
            <text:p>-60.27022468030698</text:p>
          </table:table-cell>
          <table:table-cell office:value-type="float" office:value="25.39859696969302">
            <text:p>25.39859696969302</text:p>
          </table:table-cell>
          <table:table-cell office:value-type="float" office:value="25.39859696969302">
            <text:p>25.39859696969302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3A-12R-1W_32-38">
            <text:p>310-M0023A-12R-1W_32-38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3619.5">
            <text:p>13619.5</text:p>
          </table:table-cell>
          <table:table-cell office:value-type="float" office:value="11.5">
            <text:p>11.5</text:p>
          </table:table-cell>
          <table:table-cell office:value-type="string" office:value="Pocillopora_sp._(robust_branching)">
            <text:p>Pocillopora_sp._(robust_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4.785076319008155">
            <text:p>-34.785076319008155</text:p>
          </table:table-cell>
          <table:table-cell office:value-type="float" office:value="49.82906429099185">
            <text:p>49.82906429099185</text:p>
          </table:table-cell>
          <table:table-cell office:value-type="float" office:value="49.82906429099185">
            <text:p>49.82906429099185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3A-13R-2W_32-37">
            <text:p>310-M0023A-13R-2W_32-37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353.8">
            <text:p>14353.8</text:p>
          </table:table-cell>
          <table:table-cell office:value-type="float" office:value="16.8">
            <text:p>16.8</text:p>
          </table:table-cell>
          <table:table-cell office:value-type="string" office:value="Pocillopora_sp._(branching)">
            <text:p>Pocillopora_sp._(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7.809880638090696">
            <text:p>-37.809880638090696</text:p>
          </table:table-cell>
          <table:table-cell office:value-type="float" office:value="49.8839817219093">
            <text:p>49.8839817219093</text:p>
          </table:table-cell>
          <table:table-cell office:value-type="float" office:value="49.8839817219093">
            <text:p>49.8839817219093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3A-14R-1W_0-20">
            <text:p>310-M0023A-14R-1W_0-20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629.6">
            <text:p>14629.6</text:p>
          </table:table-cell>
          <table:table-cell office:value-type="float" office:value="11.7">
            <text:p>11.7</text:p>
          </table:table-cell>
          <table:table-cell office:value-type="string" office:value="Pocillopora_sp._(robust_branching)">
            <text:p>Pocillopora_sp._(robust_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9.151441312102754">
            <text:p>-39.151441312102754</text:p>
          </table:table-cell>
          <table:table-cell office:value-type="float" office:value="49.85967889789725">
            <text:p>49.85967889789725</text:p>
          </table:table-cell>
          <table:table-cell office:value-type="float" office:value="49.85967889789725">
            <text:p>49.85967889789725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3A-5R-1W_45-52">
            <text:p>310-M0023A-5R-1W_45-52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2412.7">
            <text:p>12412.7</text:p>
          </table:table-cell>
          <table:table-cell office:value-type="float" office:value="16.6">
            <text:p>16.6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6.49715124668436">
            <text:p>-36.49715124668436</text:p>
          </table:table-cell>
          <table:table-cell office:value-type="float" office:value="34.779042273315646">
            <text:p>34.779042273315646</text:p>
          </table:table-cell>
          <table:table-cell office:value-type="float" office:value="34.779042273315646">
            <text:p>34.779042273315646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3A-6R-1W_117-146">
            <text:p>310-M0023A-6R-1W_117-146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2503.8">
            <text:p>12503.8</text:p>
          </table:table-cell>
          <table:table-cell office:value-type="float" office:value="11.4">
            <text:p>11.4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9.0504915116052">
            <text:p>-39.0504915116052</text:p>
          </table:table-cell>
          <table:table-cell office:value-type="float" office:value="34.79837818839479">
            <text:p>34.79837818839479</text:p>
          </table:table-cell>
          <table:table-cell office:value-type="float" office:value="34.79837818839479">
            <text:p>34.79837818839479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3B-12R-1W_30-33">
            <text:p>310-M0023B-12R-1W_30-33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027.2">
            <text:p>14027.2</text:p>
          </table:table-cell>
          <table:table-cell office:value-type="float" office:value="7.2">
            <text:p>7.2</text:p>
          </table:table-cell>
          <table:table-cell office:value-type="string" office:value="Montipora_sp._(foliacious)">
            <text:p>Montipora_sp._(foliacious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9.179623084811205">
            <text:p>-39.179623084811205</text:p>
          </table:table-cell>
          <table:table-cell office:value-type="float" office:value="47.0122174551888">
            <text:p>47.0122174551888</text:p>
          </table:table-cell>
          <table:table-cell office:value-type="float" office:value="47.0122174551888">
            <text:p>47.0122174551888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3B-12R-2W_113-127__1">
            <text:p>310-M0023B-12R-2W_113-127__1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300.9">
            <text:p>14300.9</text:p>
          </table:table-cell>
          <table:table-cell office:value-type="float" office:value="11.5">
            <text:p>11.5</text:p>
          </table:table-cell>
          <table:table-cell office:value-type="string" office:value="Pocillopora_sp._(robust_branching)">
            <text:p>Pocillopora_sp._(robust_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7.665758871763146">
            <text:p>-37.665758871763146</text:p>
          </table:table-cell>
          <table:table-cell office:value-type="float" office:value="49.84396009823685">
            <text:p>49.84396009823685</text:p>
          </table:table-cell>
          <table:table-cell office:value-type="float" office:value="49.84396009823685">
            <text:p>49.84396009823685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3B-12R-2W_113-127__2">
            <text:p>310-M0023B-12R-2W_113-127__2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333.5">
            <text:p>14333.5</text:p>
          </table:table-cell>
          <table:table-cell office:value-type="float" office:value="12.7">
            <text:p>12.7</text:p>
          </table:table-cell>
          <table:table-cell office:value-type="string" office:value="Pocillopora_sp._(robust_branching)">
            <text:p>Pocillopora_sp._(robust_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7.63958084320055">
            <text:p>-37.63958084320055</text:p>
          </table:table-cell>
          <table:table-cell office:value-type="float" office:value="49.86036643679945">
            <text:p>49.86036643679945</text:p>
          </table:table-cell>
          <table:table-cell office:value-type="float" office:value="49.86036643679945">
            <text:p>49.86036643679945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5B-10R-1W_0-5">
            <text:p>310-M0025B-10R-1W_0-5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944.7">
            <text:p>14944.7</text:p>
          </table:table-cell>
          <table:table-cell office:value-type="float" office:value="11.8">
            <text:p>11.8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5.4486681019376">
            <text:p>-75.4486681019376</text:p>
          </table:table-cell>
          <table:table-cell office:value-type="float" office:value="34.86792929806241">
            <text:p>34.86792929806241</text:p>
          </table:table-cell>
          <table:table-cell office:value-type="float" office:value="34.86792929806241">
            <text:p>34.86792929806241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3B-15R-1W_0-5">
            <text:p>310-M0023B-15R-1W_0-5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319.9">
            <text:p>14319.9</text:p>
          </table:table-cell>
          <table:table-cell office:value-type="float" office:value="11.9">
            <text:p>11.9</text:p>
          </table:table-cell>
          <table:table-cell office:value-type="string" office:value="Pocillopora_sp._(robust_branching)">
            <text:p>Pocillopora_sp._(robust_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2.47001086247809">
            <text:p>-42.47001086247809</text:p>
          </table:table-cell>
          <table:table-cell office:value-type="float" office:value="49.834011737521905">
            <text:p>49.834011737521905</text:p>
          </table:table-cell>
          <table:table-cell office:value-type="float" office:value="49.834011737521905">
            <text:p>49.834011737521905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4A-10R-1W_98-116">
            <text:p>310-M0024A-10R-1W_98-116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651.7">
            <text:p>14651.7</text:p>
          </table:table-cell>
          <table:table-cell office:value-type="float" office:value="11.7">
            <text:p>11.7</text:p>
          </table:table-cell>
          <table:table-cell office:value-type="string" office:value="Pocillopora_sp._(robust_branching)">
            <text:p>Pocillopora_sp._(robust_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4.852816338183956">
            <text:p>-54.852816338183956</text:p>
          </table:table-cell>
          <table:table-cell office:value-type="float" office:value="49.85168806181605">
            <text:p>49.85168806181605</text:p>
          </table:table-cell>
          <table:table-cell office:value-type="float" office:value="49.85168806181605">
            <text:p>49.85168806181605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4A-10R-2W_69-72">
            <text:p>310-M0024A-10R-2W_69-72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789.5">
            <text:p>14789.5</text:p>
          </table:table-cell>
          <table:table-cell office:value-type="float" office:value="11.8">
            <text:p>11.8</text:p>
          </table:table-cell>
          <table:table-cell office:value-type="string" office:value="Porites_sp._(branching)">
            <text:p>Porites_sp._(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0.91912812705795">
            <text:p>-70.91912812705795</text:p>
          </table:table-cell>
          <table:table-cell office:value-type="float" office:value="34.844027072942055">
            <text:p>34.844027072942055</text:p>
          </table:table-cell>
          <table:table-cell office:value-type="float" office:value="34.844027072942055">
            <text:p>34.844027072942055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4A-11R-2W_23-38__1">
            <text:p>310-M0024A-11R-2W_23-38__1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5024.0">
            <text:p>15024.0</text:p>
          </table:table-cell>
          <table:table-cell office:value-type="float" office:value="12.0">
            <text:p>12.0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3.56517923785745">
            <text:p>-73.56517923785745</text:p>
          </table:table-cell>
          <table:table-cell office:value-type="float" office:value="34.827619862142555">
            <text:p>34.827619862142555</text:p>
          </table:table-cell>
          <table:table-cell office:value-type="float" office:value="34.827619862142555">
            <text:p>34.827619862142555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8-307">
            <text:p>Ta-P8-307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2177.6">
            <text:p>12177.6</text:p>
          </table:table-cell>
          <table:table-cell office:value-type="float" office:value="55.4">
            <text:p>55.4</text:p>
          </table:table-cell>
          <table:table-cell office:value-type="string" office:value="Faviidae_(Favidea_ref_48)">
            <text:p>Faviidae_(Favidea_ref_48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7.382437707004854">
            <text:p>-47.382437707004854</text:p>
          </table:table-cell>
          <table:table-cell office:value-type="float" office:value="19.664276472995144">
            <text:p>19.664276472995144</text:p>
          </table:table-cell>
          <table:table-cell office:value-type="float" office:value="19.664276472995144">
            <text:p>19.664276472995144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4A-13R-1W_32-41">
            <text:p>310-M0024A-13R-1W_32-41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5186.6">
            <text:p>15186.6</text:p>
          </table:table-cell>
          <table:table-cell office:value-type="float" office:value="17.4">
            <text:p>17.4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6.56765319481778">
            <text:p>-76.56765319481778</text:p>
          </table:table-cell>
          <table:table-cell office:value-type="float" office:value="34.876369105182214">
            <text:p>34.876369105182214</text:p>
          </table:table-cell>
          <table:table-cell office:value-type="float" office:value="34.876369105182214">
            <text:p>34.876369105182214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4A-14R-1W_24-28__1">
            <text:p>310-M0024A-14R-1W_24-28__1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5211.4">
            <text:p>15211.4</text:p>
          </table:table-cell>
          <table:table-cell office:value-type="float" office:value="33.5">
            <text:p>33.5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7.4590524122744">
            <text:p>-77.4590524122744</text:p>
          </table:table-cell>
          <table:table-cell office:value-type="float" office:value="34.87753028772559">
            <text:p>34.87753028772559</text:p>
          </table:table-cell>
          <table:table-cell office:value-type="float" office:value="34.87753028772559">
            <text:p>34.87753028772559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4A-14R-1W_24-28__2">
            <text:p>310-M0024A-14R-1W_24-28__2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5285.1">
            <text:p>15285.1</text:p>
          </table:table-cell>
          <table:table-cell office:value-type="float" office:value="17.2">
            <text:p>17.2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7.47251455323973">
            <text:p>-77.47251455323973</text:p>
          </table:table-cell>
          <table:table-cell office:value-type="float" office:value="34.84194904676027">
            <text:p>34.84194904676027</text:p>
          </table:table-cell>
          <table:table-cell office:value-type="float" office:value="34.84194904676027">
            <text:p>34.84194904676027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4A-15R-1W_16-20">
            <text:p>310-M0024A-15R-1W_16-20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5780.2">
            <text:p>15780.2</text:p>
          </table:table-cell>
          <table:table-cell office:value-type="float" office:value="17.2">
            <text:p>17.2</text:p>
          </table:table-cell>
          <table:table-cell office:value-type="string" office:value="Pocillopora_sp._(robust_branching)">
            <text:p>Pocillopora_sp._(robust_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4.03724300604635">
            <text:p>-64.03724300604635</text:p>
          </table:table-cell>
          <table:table-cell office:value-type="float" office:value="49.82870549395365">
            <text:p>49.82870549395365</text:p>
          </table:table-cell>
          <table:table-cell office:value-type="float" office:value="49.82870549395365">
            <text:p>49.82870549395365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4A-1R-1W_36-41">
            <text:p>310-M0024A-1R-1W_36-41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2359.3">
            <text:p>12359.3</text:p>
          </table:table-cell>
          <table:table-cell office:value-type="float" office:value="16.5">
            <text:p>16.5</text:p>
          </table:table-cell>
          <table:table-cell office:value-type="string" office:value="Montipora_sp._(massive)">
            <text:p>Montipora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0.56672790133135">
            <text:p>-40.56672790133135</text:p>
          </table:table-cell>
          <table:table-cell office:value-type="float" office:value="47.025492558668645">
            <text:p>47.025492558668645</text:p>
          </table:table-cell>
          <table:table-cell office:value-type="float" office:value="47.025492558668645">
            <text:p>47.025492558668645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4A-10R-1W_65-75">
            <text:p>310-M0024A-10R-1W_65-75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620.4">
            <text:p>14620.4</text:p>
          </table:table-cell>
          <table:table-cell office:value-type="float" office:value="28.1">
            <text:p>28.1</text:p>
          </table:table-cell>
          <table:table-cell office:value-type="string" office:value="Pocillopora_sp._(robust_branching)">
            <text:p>Pocillopora_sp._(robust_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4.4808714821904">
            <text:p>-54.4808714821904</text:p>
          </table:table-cell>
          <table:table-cell office:value-type="float" office:value="49.8330156178096">
            <text:p>49.8330156178096</text:p>
          </table:table-cell>
          <table:table-cell office:value-type="float" office:value="49.8330156178096">
            <text:p>49.8330156178096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8-299">
            <text:p>Ta-P8-299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2031.6">
            <text:p>12031.6</text:p>
          </table:table-cell>
          <table:table-cell office:value-type="float" office:value="23.6">
            <text:p>23.6</text:p>
          </table:table-cell>
          <table:table-cell office:value-type="string" office:value="Pocillopora_sp.">
            <text:p>Pocillopora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4.858955508060959">
            <text:p>-14.858955508060959</text:p>
          </table:table-cell>
          <table:table-cell office:value-type="float" office:value="49.831570811939045">
            <text:p>49.831570811939045</text:p>
          </table:table-cell>
          <table:table-cell office:value-type="float" office:value="49.831570811939045">
            <text:p>49.831570811939045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8-222">
            <text:p>Ta-P8-222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0297.9">
            <text:p>10297.9</text:p>
          </table:table-cell>
          <table:table-cell office:value-type="float" office:value="20.0">
            <text:p>20.0</text:p>
          </table:table-cell>
          <table:table-cell office:value-type="string" office:value="Acropora_sp.">
            <text:p>Acropora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2.0843055548631">
            <text:p>-32.0843055548631</text:p>
          </table:table-cell>
          <table:table-cell office:value-type="float" office:value="11.526322325136904">
            <text:p>11.526322325136904</text:p>
          </table:table-cell>
          <table:table-cell office:value-type="float" office:value="11.526322325136904">
            <text:p>11.526322325136904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8-269_2">
            <text:p>Ta-P8-269_2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1065.2">
            <text:p>11065.2</text:p>
          </table:table-cell>
          <table:table-cell office:value-type="float" office:value="20.2">
            <text:p>20.2</text:p>
          </table:table-cell>
          <table:table-cell office:value-type="string" office:value="Acropora_sp.">
            <text:p>Acropora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0.12528918328673">
            <text:p>-40.12528918328673</text:p>
          </table:table-cell>
          <table:table-cell office:value-type="float" office:value="11.55515644671327">
            <text:p>11.55515644671327</text:p>
          </table:table-cell>
          <table:table-cell office:value-type="float" office:value="11.55515644671327">
            <text:p>11.55515644671327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7-18_2">
            <text:p>Ta-P7-18_2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3536.0">
            <text:p>13536.0</text:p>
          </table:table-cell>
          <table:table-cell office:value-type="float" office:value="31.4">
            <text:p>31.4</text:p>
          </table:table-cell>
          <table:table-cell office:value-type="string" office:value="Porites_sp.">
            <text:p>Porites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1.62084216595831">
            <text:p>-41.62084216595831</text:p>
          </table:table-cell>
          <table:table-cell office:value-type="float" office:value="34.818354684041694">
            <text:p>34.818354684041694</text:p>
          </table:table-cell>
          <table:table-cell office:value-type="float" office:value="34.818354684041694">
            <text:p>34.818354684041694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7-18_1">
            <text:p>Ta-P7-18_1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3621.4">
            <text:p>13621.4</text:p>
          </table:table-cell>
          <table:table-cell office:value-type="float" office:value="41.6">
            <text:p>41.6</text:p>
          </table:table-cell>
          <table:table-cell office:value-type="string" office:value="Porites_sp.">
            <text:p>Porites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1.57947580036566">
            <text:p>-41.57947580036566</text:p>
          </table:table-cell>
          <table:table-cell office:value-type="float" office:value="34.83409221963434">
            <text:p>34.83409221963434</text:p>
          </table:table-cell>
          <table:table-cell office:value-type="float" office:value="34.83409221963434">
            <text:p>34.83409221963434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7-17">
            <text:p>Ta-P7-17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3172.4">
            <text:p>13172.4</text:p>
          </table:table-cell>
          <table:table-cell office:value-type="float" office:value="23.1">
            <text:p>23.1</text:p>
          </table:table-cell>
          <table:table-cell office:value-type="string" office:value="Porites_sp.">
            <text:p>Porites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8.65282704813276">
            <text:p>-38.65282704813276</text:p>
          </table:table-cell>
          <table:table-cell office:value-type="float" office:value="34.79546721186724">
            <text:p>34.79546721186724</text:p>
          </table:table-cell>
          <table:table-cell office:value-type="float" office:value="34.79546721186724">
            <text:p>34.79546721186724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7-16">
            <text:p>Ta-P7-16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3007.9">
            <text:p>13007.9</text:p>
          </table:table-cell>
          <table:table-cell office:value-type="float" office:value="31.0">
            <text:p>31.0</text:p>
          </table:table-cell>
          <table:table-cell office:value-type="string" office:value="Porites_sp.">
            <text:p>Porites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7.623075750633845">
            <text:p>-37.623075750633845</text:p>
          </table:table-cell>
          <table:table-cell office:value-type="float" office:value="34.77454243936616">
            <text:p>34.77454243936616</text:p>
          </table:table-cell>
          <table:table-cell office:value-type="float" office:value="34.77454243936616">
            <text:p>34.77454243936616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7-15">
            <text:p>Ta-P7-15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2971.3">
            <text:p>12971.3</text:p>
          </table:table-cell>
          <table:table-cell office:value-type="float" office:value="30.1">
            <text:p>30.1</text:p>
          </table:table-cell>
          <table:table-cell office:value-type="string" office:value="Porites_sp.">
            <text:p>Porites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6.105970932414344">
            <text:p>-36.105970932414344</text:p>
          </table:table-cell>
          <table:table-cell office:value-type="float" office:value="34.80264158758566">
            <text:p>34.80264158758566</text:p>
          </table:table-cell>
          <table:table-cell office:value-type="float" office:value="34.80264158758566">
            <text:p>34.80264158758566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7-14">
            <text:p>Ta-P7-14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2811.3">
            <text:p>12811.3</text:p>
          </table:table-cell>
          <table:table-cell office:value-type="float" office:value="30.4">
            <text:p>30.4</text:p>
          </table:table-cell>
          <table:table-cell office:value-type="string" office:value="Porites_sp.">
            <text:p>Porites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5.68507827969589">
            <text:p>-35.68507827969589</text:p>
          </table:table-cell>
          <table:table-cell office:value-type="float" office:value="34.77153678030412">
            <text:p>34.77153678030412</text:p>
          </table:table-cell>
          <table:table-cell office:value-type="float" office:value="34.77153678030412">
            <text:p>34.77153678030412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7-13">
            <text:p>Ta-P7-13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2800.1">
            <text:p>12800.1</text:p>
          </table:table-cell>
          <table:table-cell office:value-type="float" office:value="40.3">
            <text:p>40.3</text:p>
          </table:table-cell>
          <table:table-cell office:value-type="string" office:value="Porites_sp.">
            <text:p>Porites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4.984453627632604">
            <text:p>-34.984453627632604</text:p>
          </table:table-cell>
          <table:table-cell office:value-type="float" office:value="34.7755202023674">
            <text:p>34.7755202023674</text:p>
          </table:table-cell>
          <table:table-cell office:value-type="float" office:value="34.7755202023674">
            <text:p>34.7755202023674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7-12">
            <text:p>Ta-P7-12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2902.3">
            <text:p>12902.3</text:p>
          </table:table-cell>
          <table:table-cell office:value-type="float" office:value="22.9">
            <text:p>22.9</text:p>
          </table:table-cell>
          <table:table-cell office:value-type="string" office:value="Pocillopora_sp.">
            <text:p>Pocillopora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8.344327070158542">
            <text:p>-18.344327070158542</text:p>
          </table:table-cell>
          <table:table-cell office:value-type="float" office:value="49.884973649841456">
            <text:p>49.884973649841456</text:p>
          </table:table-cell>
          <table:table-cell office:value-type="float" office:value="49.884973649841456">
            <text:p>49.884973649841456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7-11">
            <text:p>Ta-P7-11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2976.2">
            <text:p>12976.2</text:p>
          </table:table-cell>
          <table:table-cell office:value-type="float" office:value="24.3">
            <text:p>24.3</text:p>
          </table:table-cell>
          <table:table-cell office:value-type="string" office:value="Pocillopora_verrucosa">
            <text:p>Pocillopora_verrucosa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2.665805414859605">
            <text:p>-22.665805414859605</text:p>
          </table:table-cell>
          <table:table-cell office:value-type="float" office:value="45.5413258551404">
            <text:p>45.5413258551404</text:p>
          </table:table-cell>
          <table:table-cell office:value-type="float" office:value="45.5413258551404">
            <text:p>45.5413258551404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7-10">
            <text:p>Ta-P7-10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2032.1">
            <text:p>12032.1</text:p>
          </table:table-cell>
          <table:table-cell office:value-type="float" office:value="28.5">
            <text:p>28.5</text:p>
          </table:table-cell>
          <table:table-cell office:value-type="string" office:value="Porites_sp.">
            <text:p>Porites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7.12803482037404">
            <text:p>-27.12803482037404</text:p>
          </table:table-cell>
          <table:table-cell office:value-type="float" office:value="34.76233597962596">
            <text:p>34.76233597962596</text:p>
          </table:table-cell>
          <table:table-cell office:value-type="float" office:value="34.76233597962596">
            <text:p>34.76233597962596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6-14_1">
            <text:p>Ta-P6-14_1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0212.2">
            <text:p>10212.2</text:p>
          </table:table-cell>
          <table:table-cell office:value-type="float" office:value="32.1">
            <text:p>32.1</text:p>
          </table:table-cell>
          <table:table-cell office:value-type="string" office:value="Acropora_danai">
            <text:p>Acropora_danai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4.40630369083675">
            <text:p>-34.40630369083675</text:p>
          </table:table-cell>
          <table:table-cell office:value-type="float" office:value="11.53003584916325">
            <text:p>11.53003584916325</text:p>
          </table:table-cell>
          <table:table-cell office:value-type="float" office:value="11.53003584916325">
            <text:p>11.53003584916325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6-13_2">
            <text:p>Ta-P6-13_2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0319.2">
            <text:p>10319.2</text:p>
          </table:table-cell>
          <table:table-cell office:value-type="float" office:value="22.6">
            <text:p>22.6</text:p>
          </table:table-cell>
          <table:table-cell office:value-type="string" office:value="Acropora_danai">
            <text:p>Acropora_danai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2.414318467110384">
            <text:p>-32.414318467110384</text:p>
          </table:table-cell>
          <table:table-cell office:value-type="float" office:value="11.489912552889615">
            <text:p>11.489912552889615</text:p>
          </table:table-cell>
          <table:table-cell office:value-type="float" office:value="11.489912552889615">
            <text:p>11.489912552889615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6-13_1">
            <text:p>Ta-P6-13_1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0247.7">
            <text:p>10247.7</text:p>
          </table:table-cell>
          <table:table-cell office:value-type="float" office:value="27.9">
            <text:p>27.9</text:p>
          </table:table-cell>
          <table:table-cell office:value-type="string" office:value="Acropora_danai">
            <text:p>Acropora_danai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2.42631815661265">
            <text:p>-32.42631815661265</text:p>
          </table:table-cell>
          <table:table-cell office:value-type="float" office:value="11.499379193387348">
            <text:p>11.499379193387348</text:p>
          </table:table-cell>
          <table:table-cell office:value-type="float" office:value="11.499379193387348">
            <text:p>11.499379193387348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6-12">
            <text:p>Ta-P6-12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0008.8">
            <text:p>10008.8</text:p>
          </table:table-cell>
          <table:table-cell office:value-type="float" office:value="22.9">
            <text:p>22.9</text:p>
          </table:table-cell>
          <table:table-cell office:value-type="string" office:value="Acropora_sp.">
            <text:p>Acropora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8.12377588193708">
            <text:p>-28.12377588193708</text:p>
          </table:table-cell>
          <table:table-cell office:value-type="float" office:value="11.473574918062921">
            <text:p>11.473574918062921</text:p>
          </table:table-cell>
          <table:table-cell office:value-type="float" office:value="11.473574918062921">
            <text:p>11.473574918062921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10-333">
            <text:p>Ta-P10-333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1666666666668">
            <text:p>-149.51666666666668</text:p>
          </table:table-cell>
          <table:table-cell office:value-type="float" office:value="11995.9">
            <text:p>11995.9</text:p>
          </table:table-cell>
          <table:table-cell office:value-type="float" office:value="45.3">
            <text:p>45.3</text:p>
          </table:table-cell>
          <table:table-cell office:value-type="string" office:value="Porites_sp.">
            <text:p>Porites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3.550295579497188">
            <text:p>-23.550295579497188</text:p>
          </table:table-cell>
          <table:table-cell office:value-type="float" office:value="34.75093178050281">
            <text:p>34.75093178050281</text:p>
          </table:table-cell>
          <table:table-cell office:value-type="float" office:value="34.75093178050281">
            <text:p>34.75093178050281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10-372">
            <text:p>Ta-P10-372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1666666666668">
            <text:p>-149.51666666666668</text:p>
          </table:table-cell>
          <table:table-cell office:value-type="float" office:value="13031.8">
            <text:p>13031.8</text:p>
          </table:table-cell>
          <table:table-cell office:value-type="float" office:value="29.5">
            <text:p>29.5</text:p>
          </table:table-cell>
          <table:table-cell office:value-type="string" office:value="Porites_sp.">
            <text:p>Porites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6.017141192262734">
            <text:p>-36.017141192262734</text:p>
          </table:table-cell>
          <table:table-cell office:value-type="float" office:value="34.77332965773727">
            <text:p>34.77332965773727</text:p>
          </table:table-cell>
          <table:table-cell office:value-type="float" office:value="34.77332965773727">
            <text:p>34.77332965773727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6-10_1">
            <text:p>Ta-P6-10_1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9663.9">
            <text:p>9663.9</text:p>
          </table:table-cell>
          <table:table-cell office:value-type="float" office:value="23.2">
            <text:p>23.2</text:p>
          </table:table-cell>
          <table:table-cell office:value-type="string" office:value="Acropora_danai">
            <text:p>Acropora_danai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3.112770576977624">
            <text:p>-23.112770576977624</text:p>
          </table:table-cell>
          <table:table-cell office:value-type="float" office:value="11.488049173022375">
            <text:p>11.488049173022375</text:p>
          </table:table-cell>
          <table:table-cell office:value-type="float" office:value="11.488049173022375">
            <text:p>11.488049173022375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6-10_2">
            <text:p>Ta-P6-10_2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9686.8">
            <text:p>9686.8</text:p>
          </table:table-cell>
          <table:table-cell office:value-type="float" office:value="22.7">
            <text:p>22.7</text:p>
          </table:table-cell>
          <table:table-cell office:value-type="string" office:value="Acropora_danai">
            <text:p>Acropora_danai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3.10918899471898">
            <text:p>-23.10918899471898</text:p>
          </table:table-cell>
          <table:table-cell office:value-type="float" office:value="11.48475603528102">
            <text:p>11.48475603528102</text:p>
          </table:table-cell>
          <table:table-cell office:value-type="float" office:value="11.48475603528102">
            <text:p>11.48475603528102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6-10_3">
            <text:p>Ta-P6-10_3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9629.8">
            <text:p>9629.8</text:p>
          </table:table-cell>
          <table:table-cell office:value-type="float" office:value="18.0">
            <text:p>18.0</text:p>
          </table:table-cell>
          <table:table-cell office:value-type="string" office:value="Acropora_danai">
            <text:p>Acropora_danai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3.063658488538188">
            <text:p>-23.063658488538188</text:p>
          </table:table-cell>
          <table:table-cell office:value-type="float" office:value="11.547410431461815">
            <text:p>11.547410431461815</text:p>
          </table:table-cell>
          <table:table-cell office:value-type="float" office:value="11.547410431461815">
            <text:p>11.547410431461815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7-19_1">
            <text:p>Ta-P7-19_1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3881.0">
            <text:p>13881.0</text:p>
          </table:table-cell>
          <table:table-cell office:value-type="float" office:value="32.2">
            <text:p>32.2</text:p>
          </table:table-cell>
          <table:table-cell office:value-type="string" office:value="Acropora_danai">
            <text:p>Acropora_danai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7.71714472920712">
            <text:p>-67.71714472920712</text:p>
          </table:table-cell>
          <table:table-cell office:value-type="float" office:value="11.618541810792875">
            <text:p>11.618541810792875</text:p>
          </table:table-cell>
          <table:table-cell office:value-type="float" office:value="11.618541810792875">
            <text:p>11.618541810792875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7-19_2">
            <text:p>Ta-P7-19_2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3868.9">
            <text:p>13868.9</text:p>
          </table:table-cell>
          <table:table-cell office:value-type="float" office:value="32.7">
            <text:p>32.7</text:p>
          </table:table-cell>
          <table:table-cell office:value-type="string" office:value="Acropora_danai">
            <text:p>Acropora_danai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7.77422650373944">
            <text:p>-67.77422650373944</text:p>
          </table:table-cell>
          <table:table-cell office:value-type="float" office:value="11.56510490626055">
            <text:p>11.56510490626055</text:p>
          </table:table-cell>
          <table:table-cell office:value-type="float" office:value="11.56510490626055">
            <text:p>11.56510490626055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7-19_3">
            <text:p>Ta-P7-19_3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3827.1">
            <text:p>13827.1</text:p>
          </table:table-cell>
          <table:table-cell office:value-type="float" office:value="368.5">
            <text:p>368.5</text:p>
          </table:table-cell>
          <table:table-cell office:value-type="string" office:value="Acropora_danai">
            <text:p>Acropora_danai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7.7518158368929">
            <text:p>-67.7518158368929</text:p>
          </table:table-cell>
          <table:table-cell office:value-type="float" office:value="11.600067263107094">
            <text:p>11.600067263107094</text:p>
          </table:table-cell>
          <table:table-cell office:value-type="float" office:value="11.600067263107094">
            <text:p>11.600067263107094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7-2_1">
            <text:p>Ta-P7-2_1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9367.1">
            <text:p>9367.1</text:p>
          </table:table-cell>
          <table:table-cell office:value-type="float" office:value="34.0">
            <text:p>34.0</text:p>
          </table:table-cell>
          <table:table-cell office:value-type="string" office:value="Montastraea_annuligera">
            <text:p>Montastraea_annuligera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2.968355396415522">
            <text:p>-12.968355396415522</text:p>
          </table:table-cell>
          <table:table-cell office:value-type="float" office:value="19.32152073358448">
            <text:p>19.32152073358448</text:p>
          </table:table-cell>
          <table:table-cell office:value-type="float" office:value="19.32152073358448">
            <text:p>19.32152073358448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8-269">
            <text:p>Ta-P8-269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1173.7">
            <text:p>11173.7</text:p>
          </table:table-cell>
          <table:table-cell office:value-type="float" office:value="72.9">
            <text:p>72.9</text:p>
          </table:table-cell>
          <table:table-cell office:value-type="string" office:value="Acropora_sp.">
            <text:p>Acropora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0.00993193515402">
            <text:p>-40.00993193515402</text:p>
          </table:table-cell>
          <table:table-cell office:value-type="float" office:value="11.53795780484598">
            <text:p>11.53795780484598</text:p>
          </table:table-cell>
          <table:table-cell office:value-type="float" office:value="11.53795780484598">
            <text:p>11.53795780484598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8-260">
            <text:p>Ta-P8-260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0765.4">
            <text:p>10765.4</text:p>
          </table:table-cell>
          <table:table-cell office:value-type="float" office:value="22.4">
            <text:p>22.4</text:p>
          </table:table-cell>
          <table:table-cell office:value-type="string" office:value="Acropora_sp.">
            <text:p>Acropora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8.181554480330014">
            <text:p>-38.181554480330014</text:p>
          </table:table-cell>
          <table:table-cell office:value-type="float" office:value="11.488816069669989">
            <text:p>11.488816069669989</text:p>
          </table:table-cell>
          <table:table-cell office:value-type="float" office:value="11.488816069669989">
            <text:p>11.488816069669989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8-244">
            <text:p>Ta-P8-244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0705.1">
            <text:p>10705.1</text:p>
          </table:table-cell>
          <table:table-cell office:value-type="float" office:value="61.1">
            <text:p>61.1</text:p>
          </table:table-cell>
          <table:table-cell office:value-type="string" office:value="Pocillopora_sp.">
            <text:p>Pocillopora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1.646705386624653">
            <text:p>1.646705386624653</text:p>
          </table:table-cell>
          <table:table-cell office:value-type="float" office:value="49.83518579662465">
            <text:p>49.83518579662465</text:p>
          </table:table-cell>
          <table:table-cell office:value-type="float" office:value="49.83518579662465">
            <text:p>49.83518579662465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8-232">
            <text:p>Ta-P8-232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0549.1">
            <text:p>10549.1</text:p>
          </table:table-cell>
          <table:table-cell office:value-type="float" office:value="14.6">
            <text:p>14.6</text:p>
          </table:table-cell>
          <table:table-cell office:value-type="string" office:value="Acropora_sp.">
            <text:p>Acropora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4.34463983138973">
            <text:p>-34.34463983138973</text:p>
          </table:table-cell>
          <table:table-cell office:value-type="float" office:value="11.49063760861027">
            <text:p>11.49063760861027</text:p>
          </table:table-cell>
          <table:table-cell office:value-type="float" office:value="11.49063760861027">
            <text:p>11.49063760861027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3A-11R-2W_112-121">
            <text:p>310-M0023A-11R-2W_112-121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3605.4">
            <text:p>13605.4</text:p>
          </table:table-cell>
          <table:table-cell office:value-type="float" office:value="11.5">
            <text:p>11.5</text:p>
          </table:table-cell>
          <table:table-cell office:value-type="string" office:value="Porites_sp._(branching)">
            <text:p>Porites_sp._(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9.127333993281255">
            <text:p>-49.127333993281255</text:p>
          </table:table-cell>
          <table:table-cell office:value-type="float" office:value="34.791059766718746">
            <text:p>34.791059766718746</text:p>
          </table:table-cell>
          <table:table-cell office:value-type="float" office:value="34.791059766718746">
            <text:p>34.791059766718746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8-203">
            <text:p>Ta-P8-203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0277.2">
            <text:p>10277.2</text:p>
          </table:table-cell>
          <table:table-cell office:value-type="float" office:value="15.0">
            <text:p>15.0</text:p>
          </table:table-cell>
          <table:table-cell office:value-type="string" office:value="Faviidae_(Favidea_ref_48)">
            <text:p>Faviidae_(Favidea_ref_48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1.460704980370824">
            <text:p>-21.460704980370824</text:p>
          </table:table-cell>
          <table:table-cell office:value-type="float" office:value="19.656125689629175">
            <text:p>19.656125689629175</text:p>
          </table:table-cell>
          <table:table-cell office:value-type="float" office:value="19.656125689629175">
            <text:p>19.656125689629175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8-182">
            <text:p>Ta-P8-182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9749.3">
            <text:p>9749.3</text:p>
          </table:table-cell>
          <table:table-cell office:value-type="float" office:value="21.8">
            <text:p>21.8</text:p>
          </table:table-cell>
          <table:table-cell office:value-type="string" office:value="Pocillopora_sp.">
            <text:p>Pocillopora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11.27499085967505">
            <text:p>11.27499085967505</text:p>
          </table:table-cell>
          <table:table-cell office:value-type="float" office:value="49.85019556967505">
            <text:p>49.85019556967505</text:p>
          </table:table-cell>
          <table:table-cell office:value-type="float" office:value="49.85019556967505">
            <text:p>49.85019556967505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8-176">
            <text:p>Ta-P8-176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9677.9">
            <text:p>9677.9</text:p>
          </table:table-cell>
          <table:table-cell office:value-type="float" office:value="24.9">
            <text:p>24.9</text:p>
          </table:table-cell>
          <table:table-cell office:value-type="string" office:value="Pocillopora_sp.">
            <text:p>Pocillopora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12.506410816885051">
            <text:p>12.506410816885051</text:p>
          </table:table-cell>
          <table:table-cell office:value-type="float" office:value="49.80305176688505">
            <text:p>49.80305176688505</text:p>
          </table:table-cell>
          <table:table-cell office:value-type="float" office:value="49.80305176688505">
            <text:p>49.80305176688505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8-162">
            <text:p>Ta-P8-162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9630.8">
            <text:p>9630.8</text:p>
          </table:table-cell>
          <table:table-cell office:value-type="float" office:value="143.2">
            <text:p>143.2</text:p>
          </table:table-cell>
          <table:table-cell office:value-type="string" office:value="Acropora_sp.">
            <text:p>Acropora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3.488923512429736">
            <text:p>-23.488923512429736</text:p>
          </table:table-cell>
          <table:table-cell office:value-type="float" office:value="11.52183459757026">
            <text:p>11.52183459757026</text:p>
          </table:table-cell>
          <table:table-cell office:value-type="float" office:value="11.52183459757026">
            <text:p>11.52183459757026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8-295">
            <text:p>Ta-P8-295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1935.6">
            <text:p>11935.6</text:p>
          </table:table-cell>
          <table:table-cell office:value-type="float" office:value="21.0">
            <text:p>21.0</text:p>
          </table:table-cell>
          <table:table-cell office:value-type="string" office:value="Pocillopora_sp.">
            <text:p>Pocillopora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9.870917873374857">
            <text:p>-9.870917873374857</text:p>
          </table:table-cell>
          <table:table-cell office:value-type="float" office:value="49.848395766625146">
            <text:p>49.848395766625146</text:p>
          </table:table-cell>
          <table:table-cell office:value-type="float" office:value="49.848395766625146">
            <text:p>49.848395766625146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7-9">
            <text:p>Ta-P7-9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1591.2">
            <text:p>11591.2</text:p>
          </table:table-cell>
          <table:table-cell office:value-type="float" office:value="20.7">
            <text:p>20.7</text:p>
          </table:table-cell>
          <table:table-cell office:value-type="string" office:value="Pocillopora_verrucosa">
            <text:p>Pocillopora_verrucosa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6.183619688864397">
            <text:p>-16.183619688864397</text:p>
          </table:table-cell>
          <table:table-cell office:value-type="float" office:value="45.539005321135605">
            <text:p>45.539005321135605</text:p>
          </table:table-cell>
          <table:table-cell office:value-type="float" office:value="45.539005321135605">
            <text:p>45.539005321135605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7-7_5">
            <text:p>Ta-P7-7_5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1091.4">
            <text:p>11091.4</text:p>
          </table:table-cell>
          <table:table-cell office:value-type="float" office:value="19.4">
            <text:p>19.4</text:p>
          </table:table-cell>
          <table:table-cell office:value-type="string" office:value="Acropora_sp.">
            <text:p>Acropora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1.23962385391911">
            <text:p>-41.23962385391911</text:p>
          </table:table-cell>
          <table:table-cell office:value-type="float" office:value="11.532968676080884">
            <text:p>11.532968676080884</text:p>
          </table:table-cell>
          <table:table-cell office:value-type="float" office:value="11.532968676080884">
            <text:p>11.532968676080884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7-7_4">
            <text:p>Ta-P7-7_4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1090.3">
            <text:p>11090.3</text:p>
          </table:table-cell>
          <table:table-cell office:value-type="float" office:value="19.4">
            <text:p>19.4</text:p>
          </table:table-cell>
          <table:table-cell office:value-type="string" office:value="Acropora_sp.">
            <text:p>Acropora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1.2517393616505">
            <text:p>-41.2517393616505</text:p>
          </table:table-cell>
          <table:table-cell office:value-type="float" office:value="11.521158018349505">
            <text:p>11.521158018349505</text:p>
          </table:table-cell>
          <table:table-cell office:value-type="float" office:value="11.521158018349505">
            <text:p>11.521158018349505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7-7_3">
            <text:p>Ta-P7-7_3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1119.6">
            <text:p>11119.6</text:p>
          </table:table-cell>
          <table:table-cell office:value-type="float" office:value="20.4">
            <text:p>20.4</text:p>
          </table:table-cell>
          <table:table-cell office:value-type="string" office:value="Acropora_sp.">
            <text:p>Acropora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1.295292543690366">
            <text:p>-41.295292543690366</text:p>
          </table:table-cell>
          <table:table-cell office:value-type="float" office:value="11.46881539630964">
            <text:p>11.46881539630964</text:p>
          </table:table-cell>
          <table:table-cell office:value-type="float" office:value="11.46881539630964">
            <text:p>11.46881539630964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7-7_2">
            <text:p>Ta-P7-7_2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1102.1">
            <text:p>11102.1</text:p>
          </table:table-cell>
          <table:table-cell office:value-type="float" office:value="19.4">
            <text:p>19.4</text:p>
          </table:table-cell>
          <table:table-cell office:value-type="string" office:value="Acropora_sp.">
            <text:p>Acropora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1.20874255125714">
            <text:p>-41.20874255125714</text:p>
          </table:table-cell>
          <table:table-cell office:value-type="float" office:value="11.560628998742864">
            <text:p>11.560628998742864</text:p>
          </table:table-cell>
          <table:table-cell office:value-type="float" office:value="11.560628998742864">
            <text:p>11.560628998742864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7-7_1">
            <text:p>Ta-P7-7_1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1088.1">
            <text:p>11088.1</text:p>
          </table:table-cell>
          <table:table-cell office:value-type="float" office:value="23.6">
            <text:p>23.6</text:p>
          </table:table-cell>
          <table:table-cell office:value-type="string" office:value="Acropora_sp.">
            <text:p>Acropora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1.32290606532824">
            <text:p>-41.32290606532824</text:p>
          </table:table-cell>
          <table:table-cell office:value-type="float" office:value="11.45067515467176">
            <text:p>11.45067515467176</text:p>
          </table:table-cell>
          <table:table-cell office:value-type="float" office:value="11.45067515467176">
            <text:p>11.45067515467176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7-6">
            <text:p>Ta-P7-6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0943.7">
            <text:p>10943.7</text:p>
          </table:table-cell>
          <table:table-cell office:value-type="float" office:value="32.4">
            <text:p>32.4</text:p>
          </table:table-cell>
          <table:table-cell office:value-type="string" office:value="Faviidae_(Favidea_ref_48)">
            <text:p>Faviidae_(Favidea_ref_48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3.05120039875496">
            <text:p>-33.05120039875496</text:p>
          </table:table-cell>
          <table:table-cell office:value-type="float" office:value="19.665688121245037">
            <text:p>19.665688121245037</text:p>
          </table:table-cell>
          <table:table-cell office:value-type="float" office:value="19.665688121245037">
            <text:p>19.665688121245037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7-5">
            <text:p>Ta-P7-5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0668.0">
            <text:p>10668.0</text:p>
          </table:table-cell>
          <table:table-cell office:value-type="float" office:value="31.2">
            <text:p>31.2</text:p>
          </table:table-cell>
          <table:table-cell office:value-type="string" office:value="Pocillopora_verrucosa">
            <text:p>Pocillopora_verrucosa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.2222935084041993">
            <text:p>-1.2222935084041993</text:p>
          </table:table-cell>
          <table:table-cell office:value-type="float" office:value="45.5772998015958">
            <text:p>45.5772998015958</text:p>
          </table:table-cell>
          <table:table-cell office:value-type="float" office:value="45.5772998015958">
            <text:p>45.5772998015958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7-4">
            <text:p>Ta-P7-4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0343.9">
            <text:p>10343.9</text:p>
          </table:table-cell>
          <table:table-cell office:value-type="float" office:value="23.1">
            <text:p>23.1</text:p>
          </table:table-cell>
          <table:table-cell office:value-type="string" office:value="Acropora_danai">
            <text:p>Acropora_danai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2.47720400487913">
            <text:p>-32.47720400487913</text:p>
          </table:table-cell>
          <table:table-cell office:value-type="float" office:value="11.519611485120874">
            <text:p>11.519611485120874</text:p>
          </table:table-cell>
          <table:table-cell office:value-type="float" office:value="11.519611485120874">
            <text:p>11.519611485120874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7-2_2">
            <text:p>Ta-P7-2_2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9330.7">
            <text:p>9330.7</text:p>
          </table:table-cell>
          <table:table-cell office:value-type="float" office:value="24.9">
            <text:p>24.9</text:p>
          </table:table-cell>
          <table:table-cell office:value-type="string" office:value="Montastraea_annuligera">
            <text:p>Montastraea_annuligera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2.97956365226013">
            <text:p>-12.97956365226013</text:p>
          </table:table-cell>
          <table:table-cell office:value-type="float" office:value="19.32121828773987">
            <text:p>19.32121828773987</text:p>
          </table:table-cell>
          <table:table-cell office:value-type="float" office:value="19.32121828773987">
            <text:p>19.32121828773987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7-8">
            <text:p>Ta-P7-8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11375.2">
            <text:p>11375.2</text:p>
          </table:table-cell>
          <table:table-cell office:value-type="float" office:value="20.5">
            <text:p>20.5</text:p>
          </table:table-cell>
          <table:table-cell office:value-type="string" office:value="Pocillopora_verrucosa">
            <text:p>Pocillopora_verrucosa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0.204974615015004">
            <text:p>-10.204974615015004</text:p>
          </table:table-cell>
          <table:table-cell office:value-type="float" office:value="45.582461654984996">
            <text:p>45.582461654984996</text:p>
          </table:table-cell>
          <table:table-cell office:value-type="float" office:value="45.582461654984996">
            <text:p>45.582461654984996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6-11_1">
            <text:p>Ta-P6-11_1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9925.8">
            <text:p>9925.8</text:p>
          </table:table-cell>
          <table:table-cell office:value-type="float" office:value="22.4">
            <text:p>22.4</text:p>
          </table:table-cell>
          <table:table-cell office:value-type="string" office:value="Acropora_danai">
            <text:p>Acropora_danai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5.81907425056628">
            <text:p>-25.81907425056628</text:p>
          </table:table-cell>
          <table:table-cell office:value-type="float" office:value="11.503191819433715">
            <text:p>11.503191819433715</text:p>
          </table:table-cell>
          <table:table-cell office:value-type="float" office:value="11.503191819433715">
            <text:p>11.503191819433715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6-11_2">
            <text:p>Ta-P6-11_2</text:p>
          </table:table-cell>
          <table:table-cell office:value-type="float" office:value="-17.516666666666666">
            <text:p>-17.516666666666666</text:p>
          </table:table-cell>
          <table:table-cell office:value-type="float" office:value="-149.56666666666666">
            <text:p>-149.56666666666666</text:p>
          </table:table-cell>
          <table:table-cell office:value-type="float" office:value="9913.3">
            <text:p>9913.3</text:p>
          </table:table-cell>
          <table:table-cell office:value-type="float" office:value="31.0">
            <text:p>31.0</text:p>
          </table:table-cell>
          <table:table-cell office:value-type="string" office:value="Acropora_danai">
            <text:p>Acropora_danai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5.834131906074685">
            <text:p>-25.834131906074685</text:p>
          </table:table-cell>
          <table:table-cell office:value-type="float" office:value="11.491892213925315">
            <text:p>11.491892213925315</text:p>
          </table:table-cell>
          <table:table-cell office:value-type="float" office:value="11.491892213925315">
            <text:p>11.491892213925315</text:p>
          </table:table-cell>
          <table:table-cell office:value-type="string" office:value="BardEtal1996,HibbertEtal2016">
            <text:p>BardEtal1996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1A-17R-1W_13-19">
            <text:p>310-M0021A-17R-1W_13-19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367.5">
            <text:p>14367.5</text:p>
          </table:table-cell>
          <table:table-cell office:value-type="float" office:value="22.9">
            <text:p>22.9</text:p>
          </table:table-cell>
          <table:table-cell office:value-type="string" office:value="Porites_sp._(branching)">
            <text:p>Porites_sp._(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8.44635015235365">
            <text:p>-68.44635015235365</text:p>
          </table:table-cell>
          <table:table-cell office:value-type="float" office:value="34.84338814764635">
            <text:p>34.84338814764635</text:p>
          </table:table-cell>
          <table:table-cell office:value-type="float" office:value="34.84338814764635">
            <text:p>34.84338814764635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5D-2R-1W_107-115">
            <text:p>310-M0005D-2R-1W_107-115</text:p>
          </table:table-cell>
          <table:table-cell office:value-type="float" office:value="-17.75">
            <text:p>-17.75</text:p>
          </table:table-cell>
          <table:table-cell office:value-type="float" office:value="-149.53333333333333">
            <text:p>-149.53333333333333</text:p>
          </table:table-cell>
          <table:table-cell office:value-type="float" office:value="12463.5">
            <text:p>12463.5</text:p>
          </table:table-cell>
          <table:table-cell office:value-type="float" office:value="11.3">
            <text:p>11.3</text:p>
          </table:table-cell>
          <table:table-cell office:value-type="string" office:value="Pocillopora_sp._(branching)">
            <text:p>Pocillopora_sp._(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1.524243016232944">
            <text:p>-31.524243016232944</text:p>
          </table:table-cell>
          <table:table-cell office:value-type="float" office:value="49.836713893767055">
            <text:p>49.836713893767055</text:p>
          </table:table-cell>
          <table:table-cell office:value-type="float" office:value="49.836713893767055">
            <text:p>49.836713893767055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5D-5R-2W_0-5">
            <text:p>310-M0005D-5R-2W_0-5</text:p>
          </table:table-cell>
          <table:table-cell office:value-type="float" office:value="-17.75">
            <text:p>-17.75</text:p>
          </table:table-cell>
          <table:table-cell office:value-type="float" office:value="-149.53333333333333">
            <text:p>-149.53333333333333</text:p>
          </table:table-cell>
          <table:table-cell office:value-type="float" office:value="13205.0">
            <text:p>13205.0</text:p>
          </table:table-cell>
          <table:table-cell office:value-type="float" office:value="22.3">
            <text:p>22.3</text:p>
          </table:table-cell>
          <table:table-cell office:value-type="string" office:value="Porites_sp._(branching)">
            <text:p>Porites_sp._(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0.55782401217641">
            <text:p>-50.55782401217641</text:p>
          </table:table-cell>
          <table:table-cell office:value-type="float" office:value="34.780666057823595">
            <text:p>34.780666057823595</text:p>
          </table:table-cell>
          <table:table-cell office:value-type="float" office:value="34.780666057823595">
            <text:p>34.780666057823595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5D-6R-1W_23-31">
            <text:p>310-M0005D-6R-1W_23-31</text:p>
          </table:table-cell>
          <table:table-cell office:value-type="float" office:value="-17.75">
            <text:p>-17.75</text:p>
          </table:table-cell>
          <table:table-cell office:value-type="float" office:value="-149.53333333333333">
            <text:p>-149.53333333333333</text:p>
          </table:table-cell>
          <table:table-cell office:value-type="float" office:value="13990.5">
            <text:p>13990.5</text:p>
          </table:table-cell>
          <table:table-cell office:value-type="float" office:value="27.7">
            <text:p>27.7</text:p>
          </table:table-cell>
          <table:table-cell office:value-type="string" office:value="Pocillopora_sp._(robust_branching)">
            <text:p>Pocillopora_sp._(robust_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7.0866691358748">
            <text:p>-37.0866691358748</text:p>
          </table:table-cell>
          <table:table-cell office:value-type="float" office:value="49.8161689841252">
            <text:p>49.8161689841252</text:p>
          </table:table-cell>
          <table:table-cell office:value-type="float" office:value="49.8161689841252">
            <text:p>49.8161689841252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5D-6R-2W_0-5__1">
            <text:p>310-M0005D-6R-2W_0-5__1</text:p>
          </table:table-cell>
          <table:table-cell office:value-type="float" office:value="-17.75">
            <text:p>-17.75</text:p>
          </table:table-cell>
          <table:table-cell office:value-type="float" office:value="-149.53333333333333">
            <text:p>-149.53333333333333</text:p>
          </table:table-cell>
          <table:table-cell office:value-type="float" office:value="13781.4">
            <text:p>13781.4</text:p>
          </table:table-cell>
          <table:table-cell office:value-type="float" office:value="17.2">
            <text:p>17.2</text:p>
          </table:table-cell>
          <table:table-cell office:value-type="string" office:value="Montipora_sp._(massive)">
            <text:p>Montipora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0.13437715771144">
            <text:p>-40.13437715771144</text:p>
          </table:table-cell>
          <table:table-cell office:value-type="float" office:value="47.031205122288554">
            <text:p>47.031205122288554</text:p>
          </table:table-cell>
          <table:table-cell office:value-type="float" office:value="47.031205122288554">
            <text:p>47.031205122288554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5D-6R-2W_0-5__2">
            <text:p>310-M0005D-6R-2W_0-5__2</text:p>
          </table:table-cell>
          <table:table-cell office:value-type="float" office:value="-17.75">
            <text:p>-17.75</text:p>
          </table:table-cell>
          <table:table-cell office:value-type="float" office:value="-149.53333333333333">
            <text:p>-149.53333333333333</text:p>
          </table:table-cell>
          <table:table-cell office:value-type="float" office:value="13905.5">
            <text:p>13905.5</text:p>
          </table:table-cell>
          <table:table-cell office:value-type="float" office:value="27.7">
            <text:p>27.7</text:p>
          </table:table-cell>
          <table:table-cell office:value-type="string" office:value="Montipora_sp._(massive)">
            <text:p>Montipora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0.116756211488195">
            <text:p>-40.116756211488195</text:p>
          </table:table-cell>
          <table:table-cell office:value-type="float" office:value="47.0115892685118">
            <text:p>47.0115892685118</text:p>
          </table:table-cell>
          <table:table-cell office:value-type="float" office:value="47.0115892685118">
            <text:p>47.0115892685118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7A-18R-1W_77-109">
            <text:p>310-M0007A-18R-1W_77-109</text:p>
          </table:table-cell>
          <table:table-cell office:value-type="float" office:value="-17.75">
            <text:p>-17.75</text:p>
          </table:table-cell>
          <table:table-cell office:value-type="float" office:value="-149.53333333333333">
            <text:p>-149.53333333333333</text:p>
          </table:table-cell>
          <table:table-cell office:value-type="float" office:value="10077.3">
            <text:p>10077.3</text:p>
          </table:table-cell>
          <table:table-cell office:value-type="float" office:value="10.9">
            <text:p>10.9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3.865889819157694">
            <text:p>-23.865889819157694</text:p>
          </table:table-cell>
          <table:table-cell office:value-type="float" office:value="34.7109348108423">
            <text:p>34.7109348108423</text:p>
          </table:table-cell>
          <table:table-cell office:value-type="float" office:value="34.7109348108423">
            <text:p>34.7109348108423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7B-21R-1W_0-20">
            <text:p>310-M0007B-21R-1W_0-20</text:p>
          </table:table-cell>
          <table:table-cell office:value-type="float" office:value="-17.75">
            <text:p>-17.75</text:p>
          </table:table-cell>
          <table:table-cell office:value-type="float" office:value="-149.53333333333333">
            <text:p>-149.53333333333333</text:p>
          </table:table-cell>
          <table:table-cell office:value-type="float" office:value="11098.9">
            <text:p>11098.9</text:p>
          </table:table-cell>
          <table:table-cell office:value-type="float" office:value="21.7">
            <text:p>21.7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9.036004727457062">
            <text:p>-29.036004727457062</text:p>
          </table:table-cell>
          <table:table-cell office:value-type="float" office:value="34.73433085254294">
            <text:p>34.73433085254294</text:p>
          </table:table-cell>
          <table:table-cell office:value-type="float" office:value="34.73433085254294">
            <text:p>34.73433085254294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A-6R-1W_24-35">
            <text:p>310-M0009A-6R-1W_24-35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972.8">
            <text:p>14972.8</text:p>
          </table:table-cell>
          <table:table-cell office:value-type="float" office:value="49.7">
            <text:p>49.7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0.968923758909">
            <text:p>-70.968923758909</text:p>
          </table:table-cell>
          <table:table-cell office:value-type="float" office:value="34.83924844109101">
            <text:p>34.83924844109101</text:p>
          </table:table-cell>
          <table:table-cell office:value-type="float" office:value="34.83924844109101">
            <text:p>34.83924844109101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A-6R-1W_38-48">
            <text:p>310-M0009A-6R-1W_38-48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275.2">
            <text:p>14275.2</text:p>
          </table:table-cell>
          <table:table-cell office:value-type="float" office:value="17.6">
            <text:p>17.6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7.78783219941707">
            <text:p>-67.78783219941707</text:p>
          </table:table-cell>
          <table:table-cell office:value-type="float" office:value="34.829618200582935">
            <text:p>34.829618200582935</text:p>
          </table:table-cell>
          <table:table-cell office:value-type="float" office:value="34.829618200582935">
            <text:p>34.829618200582935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A-9R-1W_19-22">
            <text:p>310-M0009A-9R-1W_19-22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416.5">
            <text:p>14416.5</text:p>
          </table:table-cell>
          <table:table-cell office:value-type="float" office:value="17.6">
            <text:p>17.6</text:p>
          </table:table-cell>
          <table:table-cell office:value-type="string" office:value="Pavona_sp._,_Montipora_sp._(encrusting)">
            <text:p>Pavona_sp._,_Montipora_sp._(encrust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9.26909569158394">
            <text:p>-59.26909569158394</text:p>
          </table:table-cell>
          <table:table-cell office:value-type="float" office:value="47.00594590841605">
            <text:p>47.00594590841605</text:p>
          </table:table-cell>
          <table:table-cell office:value-type="float" office:value="47.00594590841605">
            <text:p>47.00594590841605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5C-11R-1W_46-59__6">
            <text:p>310-M0005C-11R-1W_46-59__6</text:p>
          </table:table-cell>
          <table:table-cell office:value-type="float" office:value="-17.75">
            <text:p>-17.75</text:p>
          </table:table-cell>
          <table:table-cell office:value-type="float" office:value="-149.53333333333333">
            <text:p>-149.53333333333333</text:p>
          </table:table-cell>
          <table:table-cell office:value-type="float" office:value="11950.8">
            <text:p>11950.8</text:p>
          </table:table-cell>
          <table:table-cell office:value-type="float" office:value="12.2">
            <text:p>12.2</text:p>
          </table:table-cell>
          <table:table-cell office:value-type="string" office:value="Acropora_sp._(tabular)">
            <text:p>Acropora_sp._(tabular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4.91786721276219">
            <text:p>-64.91786721276219</text:p>
          </table:table-cell>
          <table:table-cell office:value-type="float" office:value="11.49688003723781">
            <text:p>11.49688003723781</text:p>
          </table:table-cell>
          <table:table-cell office:value-type="float" office:value="11.49688003723781">
            <text:p>11.49688003723781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B-13R-1W_11-18">
            <text:p>310-M0009B-13R-1W_11-18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553.7">
            <text:p>14553.7</text:p>
          </table:table-cell>
          <table:table-cell office:value-type="float" office:value="11.7">
            <text:p>11.7</text:p>
          </table:table-cell>
          <table:table-cell office:value-type="string" office:value="Acropora_sp._(tabular)">
            <text:p>Acropora_sp._(tabular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01.03369968635239">
            <text:p>-101.03369968635239</text:p>
          </table:table-cell>
          <table:table-cell office:value-type="float" office:value="11.600199013647615">
            <text:p>11.600199013647615</text:p>
          </table:table-cell>
          <table:table-cell office:value-type="float" office:value="11.600199013647615">
            <text:p>11.600199013647615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B-15R-1W_13-20__1">
            <text:p>310-M0009B-15R-1W_13-20__1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6051.3">
            <text:p>16051.3</text:p>
          </table:table-cell>
          <table:table-cell office:value-type="float" office:value="33.9">
            <text:p>33.9</text:p>
          </table:table-cell>
          <table:table-cell office:value-type="string" office:value="Pocillopora_sp._(robust_branching)">
            <text:p>Pocillopora_sp._(robust_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6.3301138774451">
            <text:p>-66.3301138774451</text:p>
          </table:table-cell>
          <table:table-cell office:value-type="float" office:value="49.8544941225549">
            <text:p>49.8544941225549</text:p>
          </table:table-cell>
          <table:table-cell office:value-type="float" office:value="49.8544941225549">
            <text:p>49.8544941225549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B-15R-1W_13-20__2">
            <text:p>310-M0009B-15R-1W_13-20__2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6157.9">
            <text:p>16157.9</text:p>
          </table:table-cell>
          <table:table-cell office:value-type="float" office:value="28.5">
            <text:p>28.5</text:p>
          </table:table-cell>
          <table:table-cell office:value-type="string" office:value="Pocillopora_sp._(robust_branching)">
            <text:p>Pocillopora_sp._(robust_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6.31846418666214">
            <text:p>-66.31846418666214</text:p>
          </table:table-cell>
          <table:table-cell office:value-type="float" office:value="49.83417431333785">
            <text:p>49.83417431333785</text:p>
          </table:table-cell>
          <table:table-cell office:value-type="float" office:value="49.83417431333785">
            <text:p>49.83417431333785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B-16R-2W-13_17">
            <text:p>310-M0009B-16R-2W-13_17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29602.3">
            <text:p>29602.3</text:p>
          </table:table-cell>
          <table:table-cell office:value-type="float" office:value="50.4">
            <text:p>50.4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0.04812848069469">
            <text:p>-80.04812848069469</text:p>
          </table:table-cell>
          <table:table-cell office:value-type="float" office:value="35.501177819305305">
            <text:p>35.501177819305305</text:p>
          </table:table-cell>
          <table:table-cell office:value-type="float" office:value="35.501177819305305">
            <text:p>35.501177819305305</text:p>
          </table:table-cell>
          <table:table-cell office:value-type="string" office:value="ThomasEtal2009,HibbertEtal2016">
            <text:p>ThomasEtal2009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B-16R-2W-13_17">
            <text:p>310-M0009B-16R-2W-13_17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29629.0">
            <text:p>29629.0</text:p>
          </table:table-cell>
          <table:table-cell office:value-type="float" office:value="39.3">
            <text:p>39.3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0.05497877440641">
            <text:p>-80.05497877440641</text:p>
          </table:table-cell>
          <table:table-cell office:value-type="float" office:value="35.48632092559359">
            <text:p>35.48632092559359</text:p>
          </table:table-cell>
          <table:table-cell office:value-type="float" office:value="35.48632092559359">
            <text:p>35.48632092559359</text:p>
          </table:table-cell>
          <table:table-cell office:value-type="string" office:value="ThomasEtal2009,HibbertEtal2016">
            <text:p>ThomasEtal2009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B-17R-1W-5_10">
            <text:p>310-M0009B-17R-1W-5_10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29855.3">
            <text:p>29855.3</text:p>
          </table:table-cell>
          <table:table-cell office:value-type="float" office:value="39.9">
            <text:p>39.9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0.05739947548543">
            <text:p>-80.05739947548543</text:p>
          </table:table-cell>
          <table:table-cell office:value-type="float" office:value="35.46599902451457">
            <text:p>35.46599902451457</text:p>
          </table:table-cell>
          <table:table-cell office:value-type="float" office:value="35.46599902451457">
            <text:p>35.46599902451457</text:p>
          </table:table-cell>
          <table:table-cell office:value-type="string" office:value="ThomasEtal2009,HibbertEtal2016">
            <text:p>ThomasEtal2009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B-17R-1W-5_10">
            <text:p>310-M0009B-17R-1W-5_10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29828.6">
            <text:p>29828.6</text:p>
          </table:table-cell>
          <table:table-cell office:value-type="float" office:value="35.9">
            <text:p>35.9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0.0294600107833">
            <text:p>-80.0294600107833</text:p>
          </table:table-cell>
          <table:table-cell office:value-type="float" office:value="35.50194548921671">
            <text:p>35.50194548921671</text:p>
          </table:table-cell>
          <table:table-cell office:value-type="float" office:value="35.50194548921671">
            <text:p>35.50194548921671</text:p>
          </table:table-cell>
          <table:table-cell office:value-type="string" office:value="ThomasEtal2009,HibbertEtal2016">
            <text:p>ThomasEtal2009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B-17R-1W-70_80">
            <text:p>310-M0009B-17R-1W-70_80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29679.1">
            <text:p>29679.1</text:p>
          </table:table-cell>
          <table:table-cell office:value-type="float" office:value="35.7">
            <text:p>35.7</text:p>
          </table:table-cell>
          <table:table-cell office:value-type="string" office:value="Acropora_sp.(branching_)">
            <text:p>Acropora_sp.(branching_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04.19572720956499">
            <text:p>-104.19572720956499</text:p>
          </table:table-cell>
          <table:table-cell office:value-type="float" office:value="12.030557190435001">
            <text:p>12.030557190435001</text:p>
          </table:table-cell>
          <table:table-cell office:value-type="float" office:value="12.030557190435001">
            <text:p>12.030557190435001</text:p>
          </table:table-cell>
          <table:table-cell office:value-type="string" office:value="ThomasEtal2009,HibbertEtal2016">
            <text:p>ThomasEtal2009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B-17R-1W-70_80">
            <text:p>310-M0009B-17R-1W-70_80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29534.7">
            <text:p>29534.7</text:p>
          </table:table-cell>
          <table:table-cell office:value-type="float" office:value="50.3">
            <text:p>50.3</text:p>
          </table:table-cell>
          <table:table-cell office:value-type="string" office:value="Acropora_sp.(branching_)">
            <text:p>Acropora_sp.(branching_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04.15159580392452">
            <text:p>-104.15159580392452</text:p>
          </table:table-cell>
          <table:table-cell office:value-type="float" office:value="12.117983296075476">
            <text:p>12.117983296075476</text:p>
          </table:table-cell>
          <table:table-cell office:value-type="float" office:value="12.117983296075476">
            <text:p>12.117983296075476</text:p>
          </table:table-cell>
          <table:table-cell office:value-type="string" office:value="ThomasEtal2009,HibbertEtal2016">
            <text:p>ThomasEtal2009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B-9R-2W_0-5__1">
            <text:p>310-M0009B-9R-2W_0-5__1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370.1">
            <text:p>14370.1</text:p>
          </table:table-cell>
          <table:table-cell office:value-type="float" office:value="16.8">
            <text:p>16.8</text:p>
          </table:table-cell>
          <table:table-cell office:value-type="string" office:value="Pocillopora_sp._(robust_branching)">
            <text:p>Pocillopora_sp._(robust_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5.827440338067944">
            <text:p>-55.827440338067944</text:p>
          </table:table-cell>
          <table:table-cell office:value-type="float" office:value="49.86152586193205">
            <text:p>49.86152586193205</text:p>
          </table:table-cell>
          <table:table-cell office:value-type="float" office:value="49.86152586193205">
            <text:p>49.86152586193205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1B-16R-1W_39-44">
            <text:p>310-M0021B-16R-1W_39-44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386.4">
            <text:p>14386.4</text:p>
          </table:table-cell>
          <table:table-cell office:value-type="float" office:value="11.5">
            <text:p>11.5</text:p>
          </table:table-cell>
          <table:table-cell office:value-type="string" office:value="Pocillopora_sp._(robust_branching)">
            <text:p>Pocillopora_sp._(robust_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3.0638976401872">
            <text:p>-53.0638976401872</text:p>
          </table:table-cell>
          <table:table-cell office:value-type="float" office:value="49.8201681598128">
            <text:p>49.8201681598128</text:p>
          </table:table-cell>
          <table:table-cell office:value-type="float" office:value="49.8201681598128">
            <text:p>49.8201681598128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B-14R-1W_22-25">
            <text:p>310-M0009B-14R-1W_22-25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5179.1">
            <text:p>15179.1</text:p>
          </table:table-cell>
          <table:table-cell office:value-type="float" office:value="13.4">
            <text:p>13.4</text:p>
          </table:table-cell>
          <table:table-cell office:value-type="string" office:value="Pocillopora_sp._(robust_branching)">
            <text:p>Pocillopora_sp._(robust_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4.68702275291955">
            <text:p>-64.68702275291955</text:p>
          </table:table-cell>
          <table:table-cell office:value-type="float" office:value="49.85923974708045">
            <text:p>49.85923974708045</text:p>
          </table:table-cell>
          <table:table-cell office:value-type="float" office:value="49.85923974708045">
            <text:p>49.85923974708045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C-11R-2W_0-4">
            <text:p>310-M0009C-11R-2W_0-4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253.4">
            <text:p>14253.4</text:p>
          </table:table-cell>
          <table:table-cell office:value-type="float" office:value="22.2">
            <text:p>22.2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2.39565186802648">
            <text:p>-72.39565186802648</text:p>
          </table:table-cell>
          <table:table-cell office:value-type="float" office:value="34.82831513197352">
            <text:p>34.82831513197352</text:p>
          </table:table-cell>
          <table:table-cell office:value-type="float" office:value="34.82831513197352">
            <text:p>34.82831513197352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5C-11R-1W_46-59__5">
            <text:p>310-M0005C-11R-1W_46-59__5</text:p>
          </table:table-cell>
          <table:table-cell office:value-type="float" office:value="-17.75">
            <text:p>-17.75</text:p>
          </table:table-cell>
          <table:table-cell office:value-type="float" office:value="-149.53333333333333">
            <text:p>-149.53333333333333</text:p>
          </table:table-cell>
          <table:table-cell office:value-type="float" office:value="11895.5">
            <text:p>11895.5</text:p>
          </table:table-cell>
          <table:table-cell office:value-type="float" office:value="12.2">
            <text:p>12.2</text:p>
          </table:table-cell>
          <table:table-cell office:value-type="string" office:value="Acropora_sp._(tabular)">
            <text:p>Acropora_sp._(tabular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4.88143128134396">
            <text:p>-64.88143128134396</text:p>
          </table:table-cell>
          <table:table-cell office:value-type="float" office:value="11.549921758656046">
            <text:p>11.549921758656046</text:p>
          </table:table-cell>
          <table:table-cell office:value-type="float" office:value="11.549921758656046">
            <text:p>11.549921758656046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5C-11R-1W_46-59__3">
            <text:p>310-M0005C-11R-1W_46-59__3</text:p>
          </table:table-cell>
          <table:table-cell office:value-type="float" office:value="-17.75">
            <text:p>-17.75</text:p>
          </table:table-cell>
          <table:table-cell office:value-type="float" office:value="-149.53333333333333">
            <text:p>-149.53333333333333</text:p>
          </table:table-cell>
          <table:table-cell office:value-type="float" office:value="11847.0">
            <text:p>11847.0</text:p>
          </table:table-cell>
          <table:table-cell office:value-type="float" office:value="16.4">
            <text:p>16.4</text:p>
          </table:table-cell>
          <table:table-cell office:value-type="string" office:value="Acropora_sp._(tabular)">
            <text:p>Acropora_sp._(tabular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4.97962530129689">
            <text:p>-64.97962530129689</text:p>
          </table:table-cell>
          <table:table-cell office:value-type="float" office:value="11.46628353870311">
            <text:p>11.46628353870311</text:p>
          </table:table-cell>
          <table:table-cell office:value-type="float" office:value="11.46628353870311">
            <text:p>11.46628353870311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l0-332">
            <text:p>Ta-Pl0-332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1666666666668">
            <text:p>-149.51666666666668</text:p>
          </table:table-cell>
          <table:table-cell office:value-type="float" office:value="11790.1">
            <text:p>11790.1</text:p>
          </table:table-cell>
          <table:table-cell office:value-type="float" office:value="23.5">
            <text:p>23.5</text:p>
          </table:table-cell>
          <table:table-cell office:value-type="string" office:value="Faviidae_(Favidea_ref_48)">
            <text:p>Faviidae_(Favidea_ref_48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8.68413867899141">
            <text:p>-38.68413867899141</text:p>
          </table:table-cell>
          <table:table-cell office:value-type="float" office:value="19.67881941100859">
            <text:p>19.67881941100859</text:p>
          </table:table-cell>
          <table:table-cell office:value-type="float" office:value="19.67881941100859">
            <text:p>19.67881941100859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l0-317">
            <text:p>Ta-Pl0-317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1666666666668">
            <text:p>-149.51666666666668</text:p>
          </table:table-cell>
          <table:table-cell office:value-type="float" office:value="11355.2">
            <text:p>11355.2</text:p>
          </table:table-cell>
          <table:table-cell office:value-type="float" office:value="26.0">
            <text:p>26.0</text:p>
          </table:table-cell>
          <table:table-cell office:value-type="string" office:value="Porites_sp.">
            <text:p>Porites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8.65141039978093">
            <text:p>-18.65141039978093</text:p>
          </table:table-cell>
          <table:table-cell office:value-type="float" office:value="34.74203456021907">
            <text:p>34.74203456021907</text:p>
          </table:table-cell>
          <table:table-cell office:value-type="float" office:value="34.74203456021907">
            <text:p>34.74203456021907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I0-375">
            <text:p>Ta-PI0-375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1666666666668">
            <text:p>-149.51666666666668</text:p>
          </table:table-cell>
          <table:table-cell office:value-type="float" office:value="13117.8">
            <text:p>13117.8</text:p>
          </table:table-cell>
          <table:table-cell office:value-type="float" office:value="160.8">
            <text:p>160.8</text:p>
          </table:table-cell>
          <table:table-cell office:value-type="string" office:value="Porites_sp.">
            <text:p>Porites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8.467374674568624">
            <text:p>-38.467374674568624</text:p>
          </table:table-cell>
          <table:table-cell office:value-type="float" office:value="34.797281215431376">
            <text:p>34.797281215431376</text:p>
          </table:table-cell>
          <table:table-cell office:value-type="float" office:value="34.797281215431376">
            <text:p>34.797281215431376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I0-373">
            <text:p>Ta-PI0-373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1666666666668">
            <text:p>-149.51666666666668</text:p>
          </table:table-cell>
          <table:table-cell office:value-type="float" office:value="13141.8">
            <text:p>13141.8</text:p>
          </table:table-cell>
          <table:table-cell office:value-type="float" office:value="24.4">
            <text:p>24.4</text:p>
          </table:table-cell>
          <table:table-cell office:value-type="string" office:value="Porites_sp.">
            <text:p>Porites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8.47275748946443">
            <text:p>-38.47275748946443</text:p>
          </table:table-cell>
          <table:table-cell office:value-type="float" office:value="34.78469131053558">
            <text:p>34.78469131053558</text:p>
          </table:table-cell>
          <table:table-cell office:value-type="float" office:value="34.78469131053558">
            <text:p>34.78469131053558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I0-355">
            <text:p>Ta-PI0-355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1666666666668">
            <text:p>-149.51666666666668</text:p>
          </table:table-cell>
          <table:table-cell office:value-type="float" office:value="12409.9">
            <text:p>12409.9</text:p>
          </table:table-cell>
          <table:table-cell office:value-type="float" office:value="23.5">
            <text:p>23.5</text:p>
          </table:table-cell>
          <table:table-cell office:value-type="string" office:value="Porites_sp.">
            <text:p>Porites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9.898988812655013">
            <text:p>-29.898988812655013</text:p>
          </table:table-cell>
          <table:table-cell office:value-type="float" office:value="34.77804814734498">
            <text:p>34.77804814734498</text:p>
          </table:table-cell>
          <table:table-cell office:value-type="float" office:value="34.77804814734498">
            <text:p>34.77804814734498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I0-341">
            <text:p>Ta-PI0-341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1666666666668">
            <text:p>-149.51666666666668</text:p>
          </table:table-cell>
          <table:table-cell office:value-type="float" office:value="12093.5">
            <text:p>12093.5</text:p>
          </table:table-cell>
          <table:table-cell office:value-type="float" office:value="33.9">
            <text:p>33.9</text:p>
          </table:table-cell>
          <table:table-cell office:value-type="string" office:value="Acropora_sp.">
            <text:p>Acropora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8.16452067381033">
            <text:p>-48.16452067381033</text:p>
          </table:table-cell>
          <table:table-cell office:value-type="float" office:value="11.507441806189666">
            <text:p>11.507441806189666</text:p>
          </table:table-cell>
          <table:table-cell office:value-type="float" office:value="11.507441806189666">
            <text:p>11.507441806189666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I0-338">
            <text:p>Ta-PI0-338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1666666666668">
            <text:p>-149.51666666666668</text:p>
          </table:table-cell>
          <table:table-cell office:value-type="float" office:value="12080.6">
            <text:p>12080.6</text:p>
          </table:table-cell>
          <table:table-cell office:value-type="float" office:value="28.5">
            <text:p>28.5</text:p>
          </table:table-cell>
          <table:table-cell office:value-type="string" office:value="Pocillopora_sp.">
            <text:p>Pocillopora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9.6598387051203">
            <text:p>-9.6598387051203</text:p>
          </table:table-cell>
          <table:table-cell office:value-type="float" office:value="49.8159918048797">
            <text:p>49.8159918048797</text:p>
          </table:table-cell>
          <table:table-cell office:value-type="float" office:value="49.8159918048797">
            <text:p>49.8159918048797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I0-321">
            <text:p>Ta-PI0-321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1666666666668">
            <text:p>-149.51666666666668</text:p>
          </table:table-cell>
          <table:table-cell office:value-type="float" office:value="11427.1">
            <text:p>11427.1</text:p>
          </table:table-cell>
          <table:table-cell office:value-type="float" office:value="38.6">
            <text:p>38.6</text:p>
          </table:table-cell>
          <table:table-cell office:value-type="string" office:value="Acropora_sp.">
            <text:p>Acropora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2.08726300457207">
            <text:p>-42.08726300457207</text:p>
          </table:table-cell>
          <table:table-cell office:value-type="float" office:value="11.48459708542793">
            <text:p>11.48459708542793</text:p>
          </table:table-cell>
          <table:table-cell office:value-type="float" office:value="11.48459708542793">
            <text:p>11.48459708542793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I0-302">
            <text:p>Ta-PI0-302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1666666666668">
            <text:p>-149.51666666666668</text:p>
          </table:table-cell>
          <table:table-cell office:value-type="float" office:value="10861.4">
            <text:p>10861.4</text:p>
          </table:table-cell>
          <table:table-cell office:value-type="float" office:value="43.8">
            <text:p>43.8</text:p>
          </table:table-cell>
          <table:table-cell office:value-type="string" office:value="Acropora_sp.">
            <text:p>Acropora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5.91087739953446">
            <text:p>-35.91087739953446</text:p>
          </table:table-cell>
          <table:table-cell office:value-type="float" office:value="11.53071344046554">
            <text:p>11.53071344046554</text:p>
          </table:table-cell>
          <table:table-cell office:value-type="float" office:value="11.53071344046554">
            <text:p>11.53071344046554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I0-272">
            <text:p>Ta-PI0-272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1666666666668">
            <text:p>-149.51666666666668</text:p>
          </table:table-cell>
          <table:table-cell office:value-type="float" office:value="9987.4">
            <text:p>9987.4</text:p>
          </table:table-cell>
          <table:table-cell office:value-type="float" office:value="108.1">
            <text:p>108.1</text:p>
          </table:table-cell>
          <table:table-cell office:value-type="string" office:value="Acropora_sp.">
            <text:p>Acropora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3.546429948923073">
            <text:p>-23.546429948923073</text:p>
          </table:table-cell>
          <table:table-cell office:value-type="float" office:value="11.457339051076925">
            <text:p>11.457339051076925</text:p>
          </table:table-cell>
          <table:table-cell office:value-type="float" office:value="11.457339051076925">
            <text:p>11.457339051076925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5C-11R-1W_46-59__4">
            <text:p>310-M0005C-11R-1W_46-59__4</text:p>
          </table:table-cell>
          <table:table-cell office:value-type="float" office:value="-17.75">
            <text:p>-17.75</text:p>
          </table:table-cell>
          <table:table-cell office:value-type="float" office:value="-149.53333333333333">
            <text:p>-149.53333333333333</text:p>
          </table:table-cell>
          <table:table-cell office:value-type="float" office:value="11801.3">
            <text:p>11801.3</text:p>
          </table:table-cell>
          <table:table-cell office:value-type="float" office:value="7.2">
            <text:p>7.2</text:p>
          </table:table-cell>
          <table:table-cell office:value-type="string" office:value="Acropora_sp._(tabular)">
            <text:p>Acropora_sp._(tabular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4.93233219719308">
            <text:p>-64.93233219719308</text:p>
          </table:table-cell>
          <table:table-cell office:value-type="float" office:value="11.52728939280692">
            <text:p>11.52728939280692</text:p>
          </table:table-cell>
          <table:table-cell office:value-type="float" office:value="11.52728939280692">
            <text:p>11.52728939280692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9-265">
            <text:p>Ta-P9-265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1666666666668">
            <text:p>-149.51666666666668</text:p>
          </table:table-cell>
          <table:table-cell office:value-type="float" office:value="12995.4">
            <text:p>12995.4</text:p>
          </table:table-cell>
          <table:table-cell office:value-type="float" office:value="24.3">
            <text:p>24.3</text:p>
          </table:table-cell>
          <table:table-cell office:value-type="string" office:value="Porites_sp.">
            <text:p>Porites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4.60937171329008">
            <text:p>-34.60937171329008</text:p>
          </table:table-cell>
          <table:table-cell office:value-type="float" office:value="34.79202245670992">
            <text:p>34.79202245670992</text:p>
          </table:table-cell>
          <table:table-cell office:value-type="float" office:value="34.79202245670992">
            <text:p>34.79202245670992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9-255">
            <text:p>Ta-P9-255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1666666666668">
            <text:p>-149.51666666666668</text:p>
          </table:table-cell>
          <table:table-cell office:value-type="float" office:value="12823.3">
            <text:p>12823.3</text:p>
          </table:table-cell>
          <table:table-cell office:value-type="float" office:value="39.8">
            <text:p>39.8</text:p>
          </table:table-cell>
          <table:table-cell office:value-type="string" office:value="Pocillopora_sp.">
            <text:p>Pocillopora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5.932779293032212">
            <text:p>-15.932779293032212</text:p>
          </table:table-cell>
          <table:table-cell office:value-type="float" office:value="49.820243106967794">
            <text:p>49.820243106967794</text:p>
          </table:table-cell>
          <table:table-cell office:value-type="float" office:value="49.820243106967794">
            <text:p>49.820243106967794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9-242_2">
            <text:p>Ta-P9-242_2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1666666666668">
            <text:p>-149.51666666666668</text:p>
          </table:table-cell>
          <table:table-cell office:value-type="float" office:value="12519.0">
            <text:p>12519.0</text:p>
          </table:table-cell>
          <table:table-cell office:value-type="float" office:value="44.1">
            <text:p>44.1</text:p>
          </table:table-cell>
          <table:table-cell office:value-type="string" office:value="Porites_sp.">
            <text:p>Porites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8.788624577007525">
            <text:p>-28.788624577007525</text:p>
          </table:table-cell>
          <table:table-cell office:value-type="float" office:value="34.75567969299247">
            <text:p>34.75567969299247</text:p>
          </table:table-cell>
          <table:table-cell office:value-type="float" office:value="34.75567969299247">
            <text:p>34.75567969299247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9-242">
            <text:p>Ta-P9-242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1666666666668">
            <text:p>-149.51666666666668</text:p>
          </table:table-cell>
          <table:table-cell office:value-type="float" office:value="12592.3">
            <text:p>12592.3</text:p>
          </table:table-cell>
          <table:table-cell office:value-type="float" office:value="21.2">
            <text:p>21.2</text:p>
          </table:table-cell>
          <table:table-cell office:value-type="string" office:value="Porites_sp.">
            <text:p>Porites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8.75040842034263">
            <text:p>-28.75040842034263</text:p>
          </table:table-cell>
          <table:table-cell office:value-type="float" office:value="34.77190704965737">
            <text:p>34.77190704965737</text:p>
          </table:table-cell>
          <table:table-cell office:value-type="float" office:value="34.77190704965737">
            <text:p>34.77190704965737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9-233">
            <text:p>Ta-P9-233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1666666666668">
            <text:p>-149.51666666666668</text:p>
          </table:table-cell>
          <table:table-cell office:value-type="float" office:value="12360.2">
            <text:p>12360.2</text:p>
          </table:table-cell>
          <table:table-cell office:value-type="float" office:value="29.2">
            <text:p>29.2</text:p>
          </table:table-cell>
          <table:table-cell office:value-type="string" office:value="Porites_sp.">
            <text:p>Porites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7.204614603880977">
            <text:p>-27.204614603880977</text:p>
          </table:table-cell>
          <table:table-cell office:value-type="float" office:value="34.787317766119024">
            <text:p>34.787317766119024</text:p>
          </table:table-cell>
          <table:table-cell office:value-type="float" office:value="34.787317766119024">
            <text:p>34.787317766119024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9-232">
            <text:p>Ta-P9-232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1666666666668">
            <text:p>-149.51666666666668</text:p>
          </table:table-cell>
          <table:table-cell office:value-type="float" office:value="12312.3">
            <text:p>12312.3</text:p>
          </table:table-cell>
          <table:table-cell office:value-type="float" office:value="26.3">
            <text:p>26.3</text:p>
          </table:table-cell>
          <table:table-cell office:value-type="string" office:value="Porites_sp.">
            <text:p>Porites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6.123496372206446">
            <text:p>-26.123496372206446</text:p>
          </table:table-cell>
          <table:table-cell office:value-type="float" office:value="34.782807317793555">
            <text:p>34.782807317793555</text:p>
          </table:table-cell>
          <table:table-cell office:value-type="float" office:value="34.782807317793555">
            <text:p>34.782807317793555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9-231">
            <text:p>Ta-P9-231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1666666666668">
            <text:p>-149.51666666666668</text:p>
          </table:table-cell>
          <table:table-cell office:value-type="float" office:value="12372.4">
            <text:p>12372.4</text:p>
          </table:table-cell>
          <table:table-cell office:value-type="float" office:value="23.9">
            <text:p>23.9</text:p>
          </table:table-cell>
          <table:table-cell office:value-type="string" office:value="Porites_sp.">
            <text:p>Porites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26.142435933774088">
            <text:p>-26.142435933774088</text:p>
          </table:table-cell>
          <table:table-cell office:value-type="float" office:value="34.74583458622591">
            <text:p>34.74583458622591</text:p>
          </table:table-cell>
          <table:table-cell office:value-type="float" office:value="34.74583458622591">
            <text:p>34.74583458622591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9-213">
            <text:p>Ta-P9-213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1666666666668">
            <text:p>-149.51666666666668</text:p>
          </table:table-cell>
          <table:table-cell office:value-type="float" office:value="11415.1">
            <text:p>11415.1</text:p>
          </table:table-cell>
          <table:table-cell office:value-type="float" office:value="27.5">
            <text:p>27.5</text:p>
          </table:table-cell>
          <table:table-cell office:value-type="string" office:value="Acropora_sp.">
            <text:p>Acropora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3.2186913208686">
            <text:p>-43.2186913208686</text:p>
          </table:table-cell>
          <table:table-cell office:value-type="float" office:value="11.5567813491314">
            <text:p>11.5567813491314</text:p>
          </table:table-cell>
          <table:table-cell office:value-type="float" office:value="11.5567813491314">
            <text:p>11.5567813491314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5A-12R-1W_51-54">
            <text:p>310-M0005A-12R-1W_51-54</text:p>
          </table:table-cell>
          <table:table-cell office:value-type="float" office:value="-17.75">
            <text:p>-17.75</text:p>
          </table:table-cell>
          <table:table-cell office:value-type="float" office:value="-149.53333333333333">
            <text:p>-149.53333333333333</text:p>
          </table:table-cell>
          <table:table-cell office:value-type="float" office:value="11071.6">
            <text:p>11071.6</text:p>
          </table:table-cell>
          <table:table-cell office:value-type="float" office:value="6.2">
            <text:p>6.2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7.1556864210955">
            <text:p>-37.1556864210955</text:p>
          </table:table-cell>
          <table:table-cell office:value-type="float" office:value="34.722826768904504">
            <text:p>34.722826768904504</text:p>
          </table:table-cell>
          <table:table-cell office:value-type="float" office:value="34.722826768904504">
            <text:p>34.722826768904504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5C-11R-1W_46-59__1">
            <text:p>310-M0005C-11R-1W_46-59__1</text:p>
          </table:table-cell>
          <table:table-cell office:value-type="float" office:value="-17.75">
            <text:p>-17.75</text:p>
          </table:table-cell>
          <table:table-cell office:value-type="float" office:value="-149.53333333333333">
            <text:p>-149.53333333333333</text:p>
          </table:table-cell>
          <table:table-cell office:value-type="float" office:value="11878.8">
            <text:p>11878.8</text:p>
          </table:table-cell>
          <table:table-cell office:value-type="float" office:value="11.2">
            <text:p>11.2</text:p>
          </table:table-cell>
          <table:table-cell office:value-type="string" office:value="Acropora_sp._(tabular)">
            <text:p>Acropora_sp._(tabular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4.89863138133143">
            <text:p>-64.89863138133143</text:p>
          </table:table-cell>
          <table:table-cell office:value-type="float" office:value="11.537735578668574">
            <text:p>11.537735578668574</text:p>
          </table:table-cell>
          <table:table-cell office:value-type="float" office:value="11.537735578668574">
            <text:p>11.537735578668574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5C-11R-1W_46-59__2">
            <text:p>310-M0005C-11R-1W_46-59__2</text:p>
          </table:table-cell>
          <table:table-cell office:value-type="float" office:value="-17.75">
            <text:p>-17.75</text:p>
          </table:table-cell>
          <table:table-cell office:value-type="float" office:value="-149.53333333333333">
            <text:p>-149.53333333333333</text:p>
          </table:table-cell>
          <table:table-cell office:value-type="float" office:value="11897.8">
            <text:p>11897.8</text:p>
          </table:table-cell>
          <table:table-cell office:value-type="float" office:value="16.4">
            <text:p>16.4</text:p>
          </table:table-cell>
          <table:table-cell office:value-type="string" office:value="Acropora_sp._(tabular)">
            <text:p>Acropora_sp._(tabular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4.94162218141864">
            <text:p>-64.94162218141864</text:p>
          </table:table-cell>
          <table:table-cell office:value-type="float" office:value="11.489050748581356">
            <text:p>11.489050748581356</text:p>
          </table:table-cell>
          <table:table-cell office:value-type="float" office:value="11.489050748581356">
            <text:p>11.489050748581356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Ta-P9-264">
            <text:p>Ta-P9-264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1666666666668">
            <text:p>-149.51666666666668</text:p>
          </table:table-cell>
          <table:table-cell office:value-type="float" office:value="12970.4">
            <text:p>12970.4</text:p>
          </table:table-cell>
          <table:table-cell office:value-type="float" office:value="16.3">
            <text:p>16.3</text:p>
          </table:table-cell>
          <table:table-cell office:value-type="string" office:value="Porites_sp.">
            <text:p>Porites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32.43253407909097">
            <text:p>-32.43253407909097</text:p>
          </table:table-cell>
          <table:table-cell office:value-type="float" office:value="34.776331370909034">
            <text:p>34.776331370909034</text:p>
          </table:table-cell>
          <table:table-cell office:value-type="float" office:value="34.776331370909034">
            <text:p>34.776331370909034</text:p>
          </table:table-cell>
          <table:table-cell office:value-type="string" office:value="BardEtal2010,HibbertEtal2016">
            <text:p>BardEtal2010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C-13R-2W_15-18">
            <text:p>310-M0009C-13R-2W_15-18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494.4">
            <text:p>14494.4</text:p>
          </table:table-cell>
          <table:table-cell office:value-type="float" office:value="16.9">
            <text:p>16.9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4.91049397158324">
            <text:p>-74.91049397158324</text:p>
          </table:table-cell>
          <table:table-cell office:value-type="float" office:value="34.84117362841676">
            <text:p>34.84117362841676</text:p>
          </table:table-cell>
          <table:table-cell office:value-type="float" office:value="34.84117362841676">
            <text:p>34.84117362841676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B-9R-2W_0-5__2">
            <text:p>310-M0009B-9R-2W_0-5__2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409.5">
            <text:p>14409.5</text:p>
          </table:table-cell>
          <table:table-cell office:value-type="float" office:value="17.0">
            <text:p>17.0</text:p>
          </table:table-cell>
          <table:table-cell office:value-type="string" office:value="Pocillopora_sp._(robust_branching)">
            <text:p>Pocillopora_sp._(robust_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5.84088874205605">
            <text:p>-55.84088874205605</text:p>
          </table:table-cell>
          <table:table-cell office:value-type="float" office:value="49.83624705794395">
            <text:p>49.83624705794395</text:p>
          </table:table-cell>
          <table:table-cell office:value-type="float" office:value="49.83624705794395">
            <text:p>49.83624705794395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C-17R-2W_0-10">
            <text:p>310-M0009C-17R-2W_0-10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5551.3">
            <text:p>15551.3</text:p>
          </table:table-cell>
          <table:table-cell office:value-type="float" office:value="12.8">
            <text:p>12.8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9.86919769173358">
            <text:p>-79.86919769173358</text:p>
          </table:table-cell>
          <table:table-cell office:value-type="float" office:value="34.86542240826643">
            <text:p>34.86542240826643</text:p>
          </table:table-cell>
          <table:table-cell office:value-type="float" office:value="34.86542240826643">
            <text:p>34.86542240826643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C-16R-1W_3-4">
            <text:p>310-M0009C-16R-1W_3-4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977.1">
            <text:p>14977.1</text:p>
          </table:table-cell>
          <table:table-cell office:value-type="float" office:value="17.0">
            <text:p>17.0</text:p>
          </table:table-cell>
          <table:table-cell office:value-type="string" office:value="Montipora_sp._(encrusting)">
            <text:p>Montipora_sp._(encrust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6.4798826654433">
            <text:p>-66.4798826654433</text:p>
          </table:table-cell>
          <table:table-cell office:value-type="float" office:value="47.0270003345567">
            <text:p>47.0270003345567</text:p>
          </table:table-cell>
          <table:table-cell office:value-type="float" office:value="47.0270003345567">
            <text:p>47.0270003345567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15A-36R-2W_0-6">
            <text:p>310-M0015A-36R-2W_0-6</text:p>
          </table:table-cell>
          <table:table-cell office:value-type="float" office:value="-17.75">
            <text:p>-17.75</text:p>
          </table:table-cell>
          <table:table-cell office:value-type="float" office:value="-149.53333333333333">
            <text:p>-149.53333333333333</text:p>
          </table:table-cell>
          <table:table-cell office:value-type="float" office:value="14553.7">
            <text:p>14553.7</text:p>
          </table:table-cell>
          <table:table-cell office:value-type="float" office:value="11.9">
            <text:p>11.9</text:p>
          </table:table-cell>
          <table:table-cell office:value-type="string" office:value="Montipora_sp._(massive)">
            <text:p>Montipora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6.41953457733345">
            <text:p>-56.41953457733345</text:p>
          </table:table-cell>
          <table:table-cell office:value-type="float" office:value="47.01436412266655">
            <text:p>47.01436412266655</text:p>
          </table:table-cell>
          <table:table-cell office:value-type="float" office:value="47.01436412266655">
            <text:p>47.01436412266655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15A-37R-1W_19-28">
            <text:p>310-M0015A-37R-1W_19-28</text:p>
          </table:table-cell>
          <table:table-cell office:value-type="float" office:value="-17.75">
            <text:p>-17.75</text:p>
          </table:table-cell>
          <table:table-cell office:value-type="float" office:value="-149.53333333333333">
            <text:p>-149.53333333333333</text:p>
          </table:table-cell>
          <table:table-cell office:value-type="float" office:value="14685.7">
            <text:p>14685.7</text:p>
          </table:table-cell>
          <table:table-cell office:value-type="float" office:value="12.2">
            <text:p>12.2</text:p>
          </table:table-cell>
          <table:table-cell office:value-type="string" office:value="Montipora_sp._(massive)">
            <text:p>Montipora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7.375541166620195">
            <text:p>-57.375541166620195</text:p>
          </table:table-cell>
          <table:table-cell office:value-type="float" office:value="47.018739233379804">
            <text:p>47.018739233379804</text:p>
          </table:table-cell>
          <table:table-cell office:value-type="float" office:value="47.018739233379804">
            <text:p>47.018739233379804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16A-36R-2W_5-10">
            <text:p>310-M0016A-36R-2W_5-10</text:p>
          </table:table-cell>
          <table:table-cell office:value-type="float" office:value="-17.75">
            <text:p>-17.75</text:p>
          </table:table-cell>
          <table:table-cell office:value-type="float" office:value="-149.53333333333333">
            <text:p>-149.53333333333333</text:p>
          </table:table-cell>
          <table:table-cell office:value-type="float" office:value="14593.0">
            <text:p>14593.0</text:p>
          </table:table-cell>
          <table:table-cell office:value-type="float" office:value="11.7">
            <text:p>11.7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9.16128627744767">
            <text:p>-79.16128627744767</text:p>
          </table:table-cell>
          <table:table-cell office:value-type="float" office:value="34.86080372255233">
            <text:p>34.86080372255233</text:p>
          </table:table-cell>
          <table:table-cell office:value-type="float" office:value="34.86080372255233">
            <text:p>34.86080372255233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18A-18R-1W_40-50">
            <text:p>310-M0018A-18R-1W_40-50</text:p>
          </table:table-cell>
          <table:table-cell office:value-type="float" office:value="-17.75">
            <text:p>-17.75</text:p>
          </table:table-cell>
          <table:table-cell office:value-type="float" office:value="-149.53333333333333">
            <text:p>-149.53333333333333</text:p>
          </table:table-cell>
          <table:table-cell office:value-type="float" office:value="14317.2">
            <text:p>14317.2</text:p>
          </table:table-cell>
          <table:table-cell office:value-type="float" office:value="33.0">
            <text:p>33.0</text:p>
          </table:table-cell>
          <table:table-cell office:value-type="string" office:value="Acropora_sp._(tabular)">
            <text:p>Acropora_sp._(tabular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96.61710700491385">
            <text:p>-96.61710700491385</text:p>
          </table:table-cell>
          <table:table-cell office:value-type="float" office:value="11.58774619508616">
            <text:p>11.58774619508616</text:p>
          </table:table-cell>
          <table:table-cell office:value-type="float" office:value="11.58774619508616">
            <text:p>11.58774619508616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18A-19R-1W_107-110">
            <text:p>310-M0018A-19R-1W_107-110</text:p>
          </table:table-cell>
          <table:table-cell office:value-type="float" office:value="-17.75">
            <text:p>-17.75</text:p>
          </table:table-cell>
          <table:table-cell office:value-type="float" office:value="-149.53333333333333">
            <text:p>-149.53333333333333</text:p>
          </table:table-cell>
          <table:table-cell office:value-type="float" office:value="14379.7">
            <text:p>14379.7</text:p>
          </table:table-cell>
          <table:table-cell office:value-type="float" office:value="11.9">
            <text:p>11.9</text:p>
          </table:table-cell>
          <table:table-cell office:value-type="string" office:value="Acropora_sp._(tabular)">
            <text:p>Acropora_sp._(tabular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99.28031596535735">
            <text:p>-99.28031596535735</text:p>
          </table:table-cell>
          <table:table-cell office:value-type="float" office:value="11.60577653464265">
            <text:p>11.60577653464265</text:p>
          </table:table-cell>
          <table:table-cell office:value-type="float" office:value="11.60577653464265">
            <text:p>11.60577653464265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18A-7R-1W_73-83">
            <text:p>310-M0018A-7R-1W_73-83</text:p>
          </table:table-cell>
          <table:table-cell office:value-type="float" office:value="-17.75">
            <text:p>-17.75</text:p>
          </table:table-cell>
          <table:table-cell office:value-type="float" office:value="-149.53333333333333">
            <text:p>-149.53333333333333</text:p>
          </table:table-cell>
          <table:table-cell office:value-type="float" office:value="11529.2">
            <text:p>11529.2</text:p>
          </table:table-cell>
          <table:table-cell office:value-type="float" office:value="16.2">
            <text:p>16.2</text:p>
          </table:table-cell>
          <table:table-cell office:value-type="string" office:value="Acropora_sp._(tabular)">
            <text:p>Acropora_sp._(tabular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7.11654916876121">
            <text:p>-77.11654916876121</text:p>
          </table:table-cell>
          <table:table-cell office:value-type="float" office:value="11.52469366123878">
            <text:p>11.52469366123878</text:p>
          </table:table-cell>
          <table:table-cell office:value-type="float" office:value="11.52469366123878">
            <text:p>11.52469366123878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19A-10R-1W_20-28">
            <text:p>310-M0019A-10R-1W_20-28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8333333333334">
            <text:p>-149.58333333333334</text:p>
          </table:table-cell>
          <table:table-cell office:value-type="float" office:value="11899.4">
            <text:p>11899.4</text:p>
          </table:table-cell>
          <table:table-cell office:value-type="float" office:value="12.2">
            <text:p>12.2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3.48088170418527">
            <text:p>-43.48088170418527</text:p>
          </table:table-cell>
          <table:table-cell office:value-type="float" office:value="34.749294535814734">
            <text:p>34.749294535814734</text:p>
          </table:table-cell>
          <table:table-cell office:value-type="float" office:value="34.749294535814734">
            <text:p>34.749294535814734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0A-16R-1W_55-66">
            <text:p>310-M0020A-16R-1W_55-66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8333333333334">
            <text:p>-149.58333333333334</text:p>
          </table:table-cell>
          <table:table-cell office:value-type="float" office:value="13767.0">
            <text:p>13767.0</text:p>
          </table:table-cell>
          <table:table-cell office:value-type="float" office:value="29.5">
            <text:p>29.5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5.57435377132671">
            <text:p>-65.57435377132671</text:p>
          </table:table-cell>
          <table:table-cell office:value-type="float" office:value="34.79553612867329">
            <text:p>34.79553612867329</text:p>
          </table:table-cell>
          <table:table-cell office:value-type="float" office:value="34.79553612867329">
            <text:p>34.79553612867329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0A-20R-1W_140-150">
            <text:p>310-M0020A-20R-1W_140-150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8333333333334">
            <text:p>-149.58333333333334</text:p>
          </table:table-cell>
          <table:table-cell office:value-type="float" office:value="14272.4">
            <text:p>14272.4</text:p>
          </table:table-cell>
          <table:table-cell office:value-type="float" office:value="29.7">
            <text:p>29.7</text:p>
          </table:table-cell>
          <table:table-cell office:value-type="string" office:value="Porites_sp._(branching)">
            <text:p>Porites_sp._(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2.08883924051648">
            <text:p>-72.08883924051648</text:p>
          </table:table-cell>
          <table:table-cell office:value-type="float" office:value="34.82944675948351">
            <text:p>34.82944675948351</text:p>
          </table:table-cell>
          <table:table-cell office:value-type="float" office:value="34.82944675948351">
            <text:p>34.82944675948351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15A-33R-1W_29-40__2">
            <text:p>310-M0015A-33R-1W_29-40__2</text:p>
          </table:table-cell>
          <table:table-cell office:value-type="float" office:value="-17.75">
            <text:p>-17.75</text:p>
          </table:table-cell>
          <table:table-cell office:value-type="float" office:value="-149.53333333333333">
            <text:p>-149.53333333333333</text:p>
          </table:table-cell>
          <table:table-cell office:value-type="float" office:value="13595.4">
            <text:p>13595.4</text:p>
          </table:table-cell>
          <table:table-cell office:value-type="float" office:value="11.9">
            <text:p>11.9</text:p>
          </table:table-cell>
          <table:table-cell office:value-type="string" office:value="Pocillopora_sp._(branching)">
            <text:p>Pocillopora_sp._(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9.86081035565354">
            <text:p>-49.86081035565354</text:p>
          </table:table-cell>
          <table:table-cell office:value-type="float" office:value="49.86057211434645">
            <text:p>49.86057211434645</text:p>
          </table:table-cell>
          <table:table-cell office:value-type="float" office:value="49.86057211434645">
            <text:p>49.86057211434645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0A-21R-2W-13_20">
            <text:p>310-M0020A-21R-2W-13_20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8333333333334">
            <text:p>-149.58333333333334</text:p>
          </table:table-cell>
          <table:table-cell office:value-type="float" office:value="44014.3">
            <text:p>44014.3</text:p>
          </table:table-cell>
          <table:table-cell office:value-type="float" office:value="98.1">
            <text:p>98.1</text:p>
          </table:table-cell>
          <table:table-cell office:value-type="string" office:value="Pocillopora_sp._(robust_branching)">
            <text:p>Pocillopora_sp._(robust_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9.935309232113354">
            <text:p>-49.935309232113354</text:p>
          </table:table-cell>
          <table:table-cell office:value-type="float" office:value="50.020407347886646">
            <text:p>50.020407347886646</text:p>
          </table:table-cell>
          <table:table-cell office:value-type="float" office:value="50.020407347886646">
            <text:p>50.020407347886646</text:p>
          </table:table-cell>
          <table:table-cell office:value-type="string" office:value="ThomasEtal2009,HibbertEtal2016">
            <text:p>ThomasEtal2009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0A-22R-2W_59-70">
            <text:p>310-M0020A-22R-2W_59-70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8333333333334">
            <text:p>-149.58333333333334</text:p>
          </table:table-cell>
          <table:table-cell office:value-type="float" office:value="14522.0">
            <text:p>14522.0</text:p>
          </table:table-cell>
          <table:table-cell office:value-type="float" office:value="30.0">
            <text:p>30.0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6.5797688036912">
            <text:p>-76.5797688036912</text:p>
          </table:table-cell>
          <table:table-cell office:value-type="float" office:value="34.86362299630881">
            <text:p>34.86362299630881</text:p>
          </table:table-cell>
          <table:table-cell office:value-type="float" office:value="34.86362299630881">
            <text:p>34.86362299630881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0A-23R-1W_56-64">
            <text:p>310-M0020A-23R-1W_56-64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8333333333334">
            <text:p>-149.58333333333334</text:p>
          </table:table-cell>
          <table:table-cell office:value-type="float" office:value="14500.5">
            <text:p>14500.5</text:p>
          </table:table-cell>
          <table:table-cell office:value-type="float" office:value="27.8">
            <text:p>27.8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8.32284356213958">
            <text:p>-78.32284356213958</text:p>
          </table:table-cell>
          <table:table-cell office:value-type="float" office:value="34.82701303786042">
            <text:p>34.82701303786042</text:p>
          </table:table-cell>
          <table:table-cell office:value-type="float" office:value="34.82701303786042">
            <text:p>34.82701303786042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0A-23R-2W_72-78">
            <text:p>310-M0020A-23R-2W_72-78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8333333333334">
            <text:p>-149.58333333333334</text:p>
          </table:table-cell>
          <table:table-cell office:value-type="float" office:value="14769.1">
            <text:p>14769.1</text:p>
          </table:table-cell>
          <table:table-cell office:value-type="float" office:value="28.0">
            <text:p>28.0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9.6964417584821">
            <text:p>-79.6964417584821</text:p>
          </table:table-cell>
          <table:table-cell office:value-type="float" office:value="34.8728355415179">
            <text:p>34.8728355415179</text:p>
          </table:table-cell>
          <table:table-cell office:value-type="float" office:value="34.8728355415179">
            <text:p>34.8728355415179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0A-24R-1W_28-38">
            <text:p>310-M0020A-24R-1W_28-38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8333333333334">
            <text:p>-149.58333333333334</text:p>
          </table:table-cell>
          <table:table-cell office:value-type="float" office:value="14777.5">
            <text:p>14777.5</text:p>
          </table:table-cell>
          <table:table-cell office:value-type="float" office:value="30.4">
            <text:p>30.4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0.92256585616369">
            <text:p>-80.92256585616369</text:p>
          </table:table-cell>
          <table:table-cell office:value-type="float" office:value="34.84418724383631">
            <text:p>34.84418724383631</text:p>
          </table:table-cell>
          <table:table-cell office:value-type="float" office:value="34.84418724383631">
            <text:p>34.84418724383631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0A-24R-2W_38-42">
            <text:p>310-M0020A-24R-2W_38-42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8333333333334">
            <text:p>-149.58333333333334</text:p>
          </table:table-cell>
          <table:table-cell office:value-type="float" office:value="14697.9">
            <text:p>14697.9</text:p>
          </table:table-cell>
          <table:table-cell office:value-type="float" office:value="30.2">
            <text:p>30.2</text:p>
          </table:table-cell>
          <table:table-cell office:value-type="string" office:value="Acropora_sp._(robust)">
            <text:p>Acropora_sp._(robust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05.28421232969053">
            <text:p>-105.28421232969053</text:p>
          </table:table-cell>
          <table:table-cell office:value-type="float" office:value="11.60641327030948">
            <text:p>11.60641327030948</text:p>
          </table:table-cell>
          <table:table-cell office:value-type="float" office:value="11.60641327030948">
            <text:p>11.60641327030948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0A-25R-3W-11_13">
            <text:p>310-M0020A-25R-3W-11_13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8333333333334">
            <text:p>-149.58333333333334</text:p>
          </table:table-cell>
          <table:table-cell office:value-type="float" office:value="64530.3">
            <text:p>64530.3</text:p>
          </table:table-cell>
          <table:table-cell office:value-type="float" office:value="158.1">
            <text:p>158.1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7.92837660283895">
            <text:p>-67.92837660283895</text:p>
          </table:table-cell>
          <table:table-cell office:value-type="float" office:value="36.99253869716105">
            <text:p>36.99253869716105</text:p>
          </table:table-cell>
          <table:table-cell office:value-type="float" office:value="36.99253869716105">
            <text:p>36.99253869716105</text:p>
          </table:table-cell>
          <table:table-cell office:value-type="string" office:value="ThomasEtal2009,HibbertEtal2016">
            <text:p>ThomasEtal2009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0A-2R-1W_31-32">
            <text:p>310-M0020A-2R-1W_31-32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8333333333334">
            <text:p>-149.58333333333334</text:p>
          </table:table-cell>
          <table:table-cell office:value-type="float" office:value="10002.7">
            <text:p>10002.7</text:p>
          </table:table-cell>
          <table:table-cell office:value-type="float" office:value="22.6">
            <text:p>22.6</text:p>
          </table:table-cell>
          <table:table-cell office:value-type="string" office:value="Pavona_sp.">
            <text:p>Pavona_sp.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5.048499046509704">
            <text:p>-55.048499046509704</text:p>
          </table:table-cell>
          <table:table-cell office:value-type="float" office:value="27.550695143490305">
            <text:p>27.550695143490305</text:p>
          </table:table-cell>
          <table:table-cell office:value-type="float" office:value="27.550695143490305">
            <text:p>27.550695143490305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0A-3R-1W_19-23">
            <text:p>310-M0020A-3R-1W_19-23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8333333333334">
            <text:p>-149.58333333333334</text:p>
          </table:table-cell>
          <table:table-cell office:value-type="float" office:value="10671.4">
            <text:p>10671.4</text:p>
          </table:table-cell>
          <table:table-cell office:value-type="float" office:value="22.9">
            <text:p>22.9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9.08982581744255">
            <text:p>-49.08982581744255</text:p>
          </table:table-cell>
          <table:table-cell office:value-type="float" office:value="34.708755322557444">
            <text:p>34.708755322557444</text:p>
          </table:table-cell>
          <table:table-cell office:value-type="float" office:value="34.708755322557444">
            <text:p>34.708755322557444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1A-13R-2W_66-75__1">
            <text:p>310-M0021A-13R-2W_66-75__1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050.2">
            <text:p>14050.2</text:p>
          </table:table-cell>
          <table:table-cell office:value-type="float" office:value="22.3">
            <text:p>22.3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2.865491576083166">
            <text:p>-62.865491576083166</text:p>
          </table:table-cell>
          <table:table-cell office:value-type="float" office:value="34.819451203916834">
            <text:p>34.819451203916834</text:p>
          </table:table-cell>
          <table:table-cell office:value-type="float" office:value="34.819451203916834">
            <text:p>34.819451203916834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1A-13R-2W_66-75__2">
            <text:p>310-M0021A-13R-2W_66-75__2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052.9">
            <text:p>14052.9</text:p>
          </table:table-cell>
          <table:table-cell office:value-type="float" office:value="16.8">
            <text:p>16.8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2.843056258945666">
            <text:p>-62.843056258945666</text:p>
          </table:table-cell>
          <table:table-cell office:value-type="float" office:value="34.841085301054335">
            <text:p>34.841085301054335</text:p>
          </table:table-cell>
          <table:table-cell office:value-type="float" office:value="34.841085301054335">
            <text:p>34.841085301054335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20A-21R-2W_13-20">
            <text:p>310-M0020A-21R-2W_13-20</text:p>
          </table:table-cell>
          <table:table-cell office:value-type="float" office:value="-17.533333333333335">
            <text:p>-17.533333333333335</text:p>
          </table:table-cell>
          <table:table-cell office:value-type="float" office:value="-149.58333333333334">
            <text:p>-149.58333333333334</text:p>
          </table:table-cell>
          <table:table-cell office:value-type="float" office:value="14183.0">
            <text:p>14183.0</text:p>
          </table:table-cell>
          <table:table-cell office:value-type="float" office:value="22.2">
            <text:p>22.2</text:p>
          </table:table-cell>
          <table:table-cell office:value-type="string" office:value="Pocillopora_sp._(robust_branching)">
            <text:p>Pocillopora_sp._(robust_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9.08168016132665">
            <text:p>-59.08168016132665</text:p>
          </table:table-cell>
          <table:table-cell office:value-type="float" office:value="49.86340753867335">
            <text:p>49.86340753867335</text:p>
          </table:table-cell>
          <table:table-cell office:value-type="float" office:value="49.86340753867335">
            <text:p>49.86340753867335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15A-33R-1W_29-40__1">
            <text:p>310-M0015A-33R-1W_29-40__1</text:p>
          </table:table-cell>
          <table:table-cell office:value-type="float" office:value="-17.75">
            <text:p>-17.75</text:p>
          </table:table-cell>
          <table:table-cell office:value-type="float" office:value="-149.53333333333333">
            <text:p>-149.53333333333333</text:p>
          </table:table-cell>
          <table:table-cell office:value-type="float" office:value="13661.4">
            <text:p>13661.4</text:p>
          </table:table-cell>
          <table:table-cell office:value-type="float" office:value="22.0">
            <text:p>22.0</text:p>
          </table:table-cell>
          <table:table-cell office:value-type="string" office:value="Pocillopora_sp._(branching)">
            <text:p>Pocillopora_sp._(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9.8911566208251">
            <text:p>-49.8911566208251</text:p>
          </table:table-cell>
          <table:table-cell office:value-type="float" office:value="49.810430209174896">
            <text:p>49.810430209174896</text:p>
          </table:table-cell>
          <table:table-cell office:value-type="float" office:value="49.810430209174896">
            <text:p>49.810430209174896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15A-36R-1W_51-52">
            <text:p>310-M0015A-36R-1W_51-52</text:p>
          </table:table-cell>
          <table:table-cell office:value-type="float" office:value="-17.75">
            <text:p>-17.75</text:p>
          </table:table-cell>
          <table:table-cell office:value-type="float" office:value="-149.53333333333333">
            <text:p>-149.53333333333333</text:p>
          </table:table-cell>
          <table:table-cell office:value-type="float" office:value="14461.1">
            <text:p>14461.1</text:p>
          </table:table-cell>
          <table:table-cell office:value-type="float" office:value="11.7">
            <text:p>11.7</text:p>
          </table:table-cell>
          <table:table-cell office:value-type="string" office:value="Montipora_sp._(massive)">
            <text:p>Montipora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6.325041294055005">
            <text:p>-56.325041294055005</text:p>
          </table:table-cell>
          <table:table-cell office:value-type="float" office:value="47.036617705945">
            <text:p>47.036617705945</text:p>
          </table:table-cell>
          <table:table-cell office:value-type="float" office:value="47.036617705945">
            <text:p>47.036617705945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E-9R-1W_32-36">
            <text:p>310-M0009E-9R-1W_32-36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398.7">
            <text:p>14398.7</text:p>
          </table:table-cell>
          <table:table-cell office:value-type="float" office:value="49.3">
            <text:p>49.3</text:p>
          </table:table-cell>
          <table:table-cell office:value-type="string" office:value="Montipora_sp._(encrusting)">
            <text:p>Montipora_sp._(encrust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7.75649646568024">
            <text:p>-57.75649646568024</text:p>
          </table:table-cell>
          <table:table-cell office:value-type="float" office:value="47.023899034319754">
            <text:p>47.023899034319754</text:p>
          </table:table-cell>
          <table:table-cell office:value-type="float" office:value="47.023899034319754">
            <text:p>47.023899034319754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C-18R-1W-80_87">
            <text:p>310-M0009C-18R-1W-80_87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31903.9">
            <text:p>31903.9</text:p>
          </table:table-cell>
          <table:table-cell office:value-type="float" office:value="43.4">
            <text:p>43.4</text:p>
          </table:table-cell>
          <table:table-cell office:value-type="string" office:value="Montipora_sp._(encrusting)">
            <text:p>Montipora_sp._(encrust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4.7157260487833">
            <text:p>-64.7157260487833</text:p>
          </table:table-cell>
          <table:table-cell office:value-type="float" office:value="47.163097151216704">
            <text:p>47.163097151216704</text:p>
          </table:table-cell>
          <table:table-cell office:value-type="float" office:value="47.163097151216704">
            <text:p>47.163097151216704</text:p>
          </table:table-cell>
          <table:table-cell office:value-type="string" office:value="ThomasEtal2009,HibbertEtal2016">
            <text:p>ThomasEtal2009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C-18R-1W-80_87">
            <text:p>310-M0009C-18R-1W-80_87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31671.8">
            <text:p>31671.8</text:p>
          </table:table-cell>
          <table:table-cell office:value-type="float" office:value="38.7">
            <text:p>38.7</text:p>
          </table:table-cell>
          <table:table-cell office:value-type="string" office:value="Montipora_sp._(encrusting)">
            <text:p>Montipora_sp._(encrust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4.82329287101385">
            <text:p>-64.82329287101385</text:p>
          </table:table-cell>
          <table:table-cell office:value-type="float" office:value="47.125167428986146">
            <text:p>47.125167428986146</text:p>
          </table:table-cell>
          <table:table-cell office:value-type="float" office:value="47.125167428986146">
            <text:p>47.125167428986146</text:p>
          </table:table-cell>
          <table:table-cell office:value-type="string" office:value="ThomasEtal2009,HibbertEtal2016">
            <text:p>ThomasEtal2009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C-6R-1W_38-43">
            <text:p>310-M0009C-6R-1W_38-43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3892.3">
            <text:p>13892.3</text:p>
          </table:table-cell>
          <table:table-cell office:value-type="float" office:value="17.0">
            <text:p>17.0</text:p>
          </table:table-cell>
          <table:table-cell office:value-type="string" office:value="Montipora_sp._(encrusting)">
            <text:p>Montipora_sp._(encrust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5.19893939574885">
            <text:p>-55.19893939574885</text:p>
          </table:table-cell>
          <table:table-cell office:value-type="float" office:value="47.033362004251146">
            <text:p>47.033362004251146</text:p>
          </table:table-cell>
          <table:table-cell office:value-type="float" office:value="47.033362004251146">
            <text:p>47.033362004251146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D-10R-2W_74-78">
            <text:p>310-M0009D-10R-2W_74-78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826.9">
            <text:p>14826.9</text:p>
          </table:table-cell>
          <table:table-cell office:value-type="float" office:value="27.7">
            <text:p>27.7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8.38233462058295">
            <text:p>-78.38233462058295</text:p>
          </table:table-cell>
          <table:table-cell office:value-type="float" office:value="34.86960107941705">
            <text:p>34.86960107941705</text:p>
          </table:table-cell>
          <table:table-cell office:value-type="float" office:value="34.86960107941705">
            <text:p>34.86960107941705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D-10R-2W_96-107__1">
            <text:p>310-M0009D-10R-2W_96-107__1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778.2">
            <text:p>14778.2</text:p>
          </table:table-cell>
          <table:table-cell office:value-type="float" office:value="49.5">
            <text:p>49.5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8.61035039081938">
            <text:p>-78.61035039081938</text:p>
          </table:table-cell>
          <table:table-cell office:value-type="float" office:value="34.85619170918063">
            <text:p>34.85619170918063</text:p>
          </table:table-cell>
          <table:table-cell office:value-type="float" office:value="34.85619170918063">
            <text:p>34.85619170918063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D-10R-2W_96-107__2">
            <text:p>310-M0009D-10R-2W_96-107__2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853.4">
            <text:p>14853.4</text:p>
          </table:table-cell>
          <table:table-cell office:value-type="float" office:value="27.7">
            <text:p>27.7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8.61364136354004">
            <text:p>-78.61364136354004</text:p>
          </table:table-cell>
          <table:table-cell office:value-type="float" office:value="34.830330036459955">
            <text:p>34.830330036459955</text:p>
          </table:table-cell>
          <table:table-cell office:value-type="float" office:value="34.830330036459955">
            <text:p>34.830330036459955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D-11R-1W_13-26__1">
            <text:p>310-M0009D-11R-1W_13-26__1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976.0">
            <text:p>14976.0</text:p>
          </table:table-cell>
          <table:table-cell office:value-type="float" office:value="22.7">
            <text:p>22.7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9.46334447600893">
            <text:p>-79.46334447600893</text:p>
          </table:table-cell>
          <table:table-cell office:value-type="float" office:value="34.84385402399107">
            <text:p>34.84385402399107</text:p>
          </table:table-cell>
          <table:table-cell office:value-type="float" office:value="34.84385402399107">
            <text:p>34.84385402399107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D-11R-1W_13-26__2">
            <text:p>310-M0009D-11R-1W_13-26__2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930.0">
            <text:p>14930.0</text:p>
          </table:table-cell>
          <table:table-cell office:value-type="float" office:value="27.7">
            <text:p>27.7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9.49207665981618">
            <text:p>-79.49207665981618</text:p>
          </table:table-cell>
          <table:table-cell office:value-type="float" office:value="34.82891774018382">
            <text:p>34.82891774018382</text:p>
          </table:table-cell>
          <table:table-cell office:value-type="float" office:value="34.82891774018382">
            <text:p>34.82891774018382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E-9R-1W_69-73">
            <text:p>310-M0009E-9R-1W_69-73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806.9">
            <text:p>14806.9</text:p>
          </table:table-cell>
          <table:table-cell office:value-type="float" office:value="49.7">
            <text:p>49.7</text:p>
          </table:table-cell>
          <table:table-cell office:value-type="string" office:value="Pocillopora_sp._(robust_branching)">
            <text:p>Pocillopora_sp._(robust_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5.10902372922244">
            <text:p>-55.10902372922244</text:p>
          </table:table-cell>
          <table:table-cell office:value-type="float" office:value="49.84892057077755">
            <text:p>49.84892057077755</text:p>
          </table:table-cell>
          <table:table-cell office:value-type="float" office:value="49.84892057077755">
            <text:p>49.84892057077755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D-18R-1W-19_28">
            <text:p>310-M0009D-18R-1W-19_28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30158.2">
            <text:p>30158.2</text:p>
          </table:table-cell>
          <table:table-cell office:value-type="float" office:value="43.1">
            <text:p>43.1</text:p>
          </table:table-cell>
          <table:table-cell office:value-type="string" office:value="Foliaceous_pachyseris_(ref_43)_-_is_this_Pacyseris_foliosa">
            <text:p>Foliaceous_pachyseris_(ref_43)_-_is_this_Pacyseris_foliosa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15.82344910850175">
            <text:p>-115.82344910850175</text:p>
          </table:table-cell>
          <table:table-cell office:value-type="float" office:value="7.2190981914982455">
            <text:p>7.2190981914982455</text:p>
          </table:table-cell>
          <table:table-cell office:value-type="float" office:value="7.2190981914982455">
            <text:p>7.2190981914982455</text:p>
          </table:table-cell>
          <table:table-cell office:value-type="string" office:value="ThomasEtal2009,HibbertEtal2016">
            <text:p>ThomasEtal2009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D-18R-1W-19_28">
            <text:p>310-M0009D-18R-1W-19_28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29839.2">
            <text:p>29839.2</text:p>
          </table:table-cell>
          <table:table-cell office:value-type="float" office:value="51.0">
            <text:p>51.0</text:p>
          </table:table-cell>
          <table:table-cell office:value-type="string" office:value="Foliaceous_pachyseris_(ref_43)_-_is_this_Pacyseris_foliosa">
            <text:p>Foliaceous_pachyseris_(ref_43)_-_is_this_Pacyseris_foliosa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15.94781591438556">
            <text:p>-115.94781591438556</text:p>
          </table:table-cell>
          <table:table-cell office:value-type="float" office:value="7.190415685614435">
            <text:p>7.190415685614435</text:p>
          </table:table-cell>
          <table:table-cell office:value-type="float" office:value="7.190415685614435">
            <text:p>7.190415685614435</text:p>
          </table:table-cell>
          <table:table-cell office:value-type="string" office:value="ThomasEtal2009,HibbertEtal2016">
            <text:p>ThomasEtal2009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D-18R-1W-19_28">
            <text:p>310-M0009D-18R-1W-19_28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30198.3">
            <text:p>30198.3</text:p>
          </table:table-cell>
          <table:table-cell office:value-type="float" office:value="51.8">
            <text:p>51.8</text:p>
          </table:table-cell>
          <table:table-cell office:value-type="string" office:value="Foliaceous_pachyseris_(ref_43)_-_is_this_Pacyseris_foliosa">
            <text:p>Foliaceous_pachyseris_(ref_43)_-_is_this_Pacyseris_foliosa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15.81409960069982">
            <text:p>-115.81409960069982</text:p>
          </table:table-cell>
          <table:table-cell office:value-type="float" office:value="7.21640069930018">
            <text:p>7.21640069930018</text:p>
          </table:table-cell>
          <table:table-cell office:value-type="float" office:value="7.21640069930018">
            <text:p>7.21640069930018</text:p>
          </table:table-cell>
          <table:table-cell office:value-type="string" office:value="ThomasEtal2009,HibbertEtal2016">
            <text:p>ThomasEtal2009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D-20R-2W-0_5">
            <text:p>310-M0009D-20R-2W-0_5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31019.9">
            <text:p>31019.9</text:p>
          </table:table-cell>
          <table:table-cell office:value-type="float" office:value="42.3">
            <text:p>42.3</text:p>
          </table:table-cell>
          <table:table-cell office:value-type="string" office:value="Acropora_sp.(branching_)">
            <text:p>Acropora_sp.(branching_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16.35754545017082">
            <text:p>-116.35754545017082</text:p>
          </table:table-cell>
          <table:table-cell office:value-type="float" office:value="12.13649144982918">
            <text:p>12.13649144982918</text:p>
          </table:table-cell>
          <table:table-cell office:value-type="float" office:value="12.13649144982918">
            <text:p>12.13649144982918</text:p>
          </table:table-cell>
          <table:table-cell office:value-type="string" office:value="ThomasEtal2009,HibbertEtal2016">
            <text:p>ThomasEtal2009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D-7R-1W_11-28">
            <text:p>310-M0009D-7R-1W_11-28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260.2">
            <text:p>14260.2</text:p>
          </table:table-cell>
          <table:table-cell office:value-type="float" office:value="27.6">
            <text:p>27.6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2.1259327849641">
            <text:p>-72.1259327849641</text:p>
          </table:table-cell>
          <table:table-cell office:value-type="float" office:value="34.795997415035906">
            <text:p>34.795997415035906</text:p>
          </table:table-cell>
          <table:table-cell office:value-type="float" office:value="34.795997415035906">
            <text:p>34.795997415035906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D-7R-1W_28-45__1">
            <text:p>310-M0009D-7R-1W_28-45__1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246.7">
            <text:p>14246.7</text:p>
          </table:table-cell>
          <table:table-cell office:value-type="float" office:value="11.6">
            <text:p>11.6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2.18951804086416">
            <text:p>-72.18951804086416</text:p>
          </table:table-cell>
          <table:table-cell office:value-type="float" office:value="34.83647865913584">
            <text:p>34.83647865913584</text:p>
          </table:table-cell>
          <table:table-cell office:value-type="float" office:value="34.83647865913584">
            <text:p>34.83647865913584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D-7R-1W_28-45__2">
            <text:p>310-M0009D-7R-1W_28-45__2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294.2">
            <text:p>14294.2</text:p>
          </table:table-cell>
          <table:table-cell office:value-type="float" office:value="16.8">
            <text:p>16.8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2.17025166977619">
            <text:p>-72.17025166977619</text:p>
          </table:table-cell>
          <table:table-cell office:value-type="float" office:value="34.841491530223806">
            <text:p>34.841491530223806</text:p>
          </table:table-cell>
          <table:table-cell office:value-type="float" office:value="34.841491530223806">
            <text:p>34.841491530223806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D-7R-2W_64-71">
            <text:p>310-M0009D-7R-2W_64-71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423.3">
            <text:p>14423.3</text:p>
          </table:table-cell>
          <table:table-cell office:value-type="float" office:value="16.9">
            <text:p>16.9</text:p>
          </table:table-cell>
          <table:table-cell office:value-type="string" office:value="Pocillopora_sp._(robust_branching)">
            <text:p>Pocillopora_sp._(robust_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58.39218760977255">
            <text:p>-58.39218760977255</text:p>
          </table:table-cell>
          <table:table-cell office:value-type="float" office:value="49.880827590227454">
            <text:p>49.880827590227454</text:p>
          </table:table-cell>
          <table:table-cell office:value-type="float" office:value="49.880827590227454">
            <text:p>49.880827590227454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D-9R-1W_66-77">
            <text:p>310-M0009D-9R-1W_66-77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531.9">
            <text:p>14531.9</text:p>
          </table:table-cell>
          <table:table-cell office:value-type="float" office:value="16.9">
            <text:p>16.9</text:p>
          </table:table-cell>
          <table:table-cell office:value-type="string" office:value="Porites_sp._(branching)">
            <text:p>Porites_sp._(branching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5.98705591332597">
            <text:p>-75.98705591332597</text:p>
          </table:table-cell>
          <table:table-cell office:value-type="float" office:value="34.853371386674034">
            <text:p>34.853371386674034</text:p>
          </table:table-cell>
          <table:table-cell office:value-type="float" office:value="34.853371386674034">
            <text:p>34.853371386674034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D-9R-1W_99-103">
            <text:p>310-M0009D-9R-1W_99-103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574.0">
            <text:p>14574.0</text:p>
          </table:table-cell>
          <table:table-cell office:value-type="float" office:value="22.1">
            <text:p>22.1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76.27503269774783">
            <text:p>-76.27503269774783</text:p>
          </table:table-cell>
          <table:table-cell office:value-type="float" office:value="34.85275290225217">
            <text:p>34.85275290225217</text:p>
          </table:table-cell>
          <table:table-cell office:value-type="float" office:value="34.85275290225217">
            <text:p>34.85275290225217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E-12R-2W-86_107">
            <text:p>310-M0009E-12R-2W-86_107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32950.5">
            <text:p>32950.5</text:p>
          </table:table-cell>
          <table:table-cell office:value-type="float" office:value="57.2">
            <text:p>57.2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8.04809815305163">
            <text:p>-68.04809815305163</text:p>
          </table:table-cell>
          <table:table-cell office:value-type="float" office:value="35.62674254694838">
            <text:p>35.62674254694838</text:p>
          </table:table-cell>
          <table:table-cell office:value-type="float" office:value="35.62674254694838">
            <text:p>35.62674254694838</text:p>
          </table:table-cell>
          <table:table-cell office:value-type="string" office:value="ThomasEtal2009,HibbertEtal2016">
            <text:p>ThomasEtal2009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E-12R-2W-86_107">
            <text:p>310-M0009E-12R-2W-86_107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32995.4">
            <text:p>32995.4</text:p>
          </table:table-cell>
          <table:table-cell office:value-type="float" office:value="40.4">
            <text:p>40.4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8.04122084531858">
            <text:p>-68.04122084531858</text:p>
          </table:table-cell>
          <table:table-cell office:value-type="float" office:value="35.62016215468143">
            <text:p>35.62016215468143</text:p>
          </table:table-cell>
          <table:table-cell office:value-type="float" office:value="35.62016215468143">
            <text:p>35.62016215468143</text:p>
          </table:table-cell>
          <table:table-cell office:value-type="string" office:value="ThomasEtal2009,HibbertEtal2016">
            <text:p>ThomasEtal2009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E-7R-1W_5-17">
            <text:p>310-M0009E-7R-1W_5-17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14154.5">
            <text:p>14154.5</text:p>
          </table:table-cell>
          <table:table-cell office:value-type="float" office:value="27.4">
            <text:p>27.4</text:p>
          </table:table-cell>
          <table:table-cell office:value-type="string" office:value="Porites_sp._(massive)">
            <text:p>Porites_sp._(massive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7.13320940355386">
            <text:p>-67.13320940355386</text:p>
          </table:table-cell>
          <table:table-cell office:value-type="float" office:value="34.82043629644613">
            <text:p>34.82043629644613</text:p>
          </table:table-cell>
          <table:table-cell office:value-type="float" office:value="34.82043629644613">
            <text:p>34.82043629644613</text:p>
          </table:table-cell>
          <table:table-cell office:value-type="string" office:value="DeschampsEtal2012,HibbertEtal2016">
            <text:p>DeschampsEtal2012,HibbertEtal2016</text:p>
          </table:table-cell>
        </table:table-row>
        <table:table-row>
          <table:table-cell office:value-type="string" office:value="Tahiti">
            <text:p>Tahiti</text:p>
          </table:table-cell>
          <table:table-cell office:value-type="string" office:value="U/Th">
            <text:p>U/Th</text:p>
          </table:table-cell>
          <table:table-cell office:value-type="string" office:value="310-M0009D-20R-2W-0_5">
            <text:p>310-M0009D-20R-2W-0_5</text:p>
          </table:table-cell>
          <table:table-cell office:value-type="float" office:value="-17.5">
            <text:p>-17.5</text:p>
          </table:table-cell>
          <table:table-cell office:value-type="float" office:value="-149.38333333333333">
            <text:p>-149.38333333333333</text:p>
          </table:table-cell>
          <table:table-cell office:value-type="float" office:value="30797.0">
            <text:p>30797.0</text:p>
          </table:table-cell>
          <table:table-cell office:value-type="float" office:value="37.4">
            <text:p>37.4</text:p>
          </table:table-cell>
          <table:table-cell office:value-type="string" office:value="Acropora_sp.(branching_)">
            <text:p>Acropora_sp.(branching_)</text:p>
          </table:table-cell>
          <table:table-cell office:value-type="string" office:value="-">
            <text:p>-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116.4244656043162">
            <text:p>-116.4244656043162</text:p>
          </table:table-cell>
          <table:table-cell office:value-type="float" office:value="12.136428495683816">
            <text:p>12.136428495683816</text:p>
          </table:table-cell>
          <table:table-cell office:value-type="float" office:value="12.136428495683816">
            <text:p>12.136428495683816</text:p>
          </table:table-cell>
          <table:table-cell office:value-type="string" office:value="ThomasEtal2009,HibbertEtal2016">
            <text:p>ThomasEtal2009,HibbertEtal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